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1.242cm"/>
    </style:style>
    <style:style style:name="Таблица2.B" style:family="table-column">
      <style:table-column-properties style:column-width="7.267cm"/>
    </style:style>
    <style:style style:name="Таблица2.C" style:family="table-column">
      <style:table-column-properties style:column-width="8.474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style:min-row-height="0.586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justify" style:justify-single-word="false"/>
    </style:style>
    <style:style style:name="P6" style:family="paragraph" style:parent-style-name="Обычный"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11" style:family="paragraph" style:parent-style-name="Обычный">
      <style:paragraph-properties fo:line-height="150%" fo:text-align="justify" style:justify-single-word="false"/>
      <style:text-properties fo:font-weight="bold" style:font-weight-asian="bold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fo:font-weight="bold" style:font-weight-asian="bold"/>
    </style:style>
    <style:style style:name="P1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style:font-weight-complex="bold"/>
    </style:style>
    <style:style style:name="P20" style:family="paragraph" style:parent-style-name="Обычный">
      <loext:graphic-properties draw:fill="solid" draw:fill-color="#ffffff" draw:opacity="100%"/>
      <style:paragraph-properties fo:margin-top="0.176cm" fo:margin-bottom="0.176cm" loext:contextual-spacing="false" fo:hyphenation-ladder-count="no-limit" fo:background-color="#ffffff" style:vertical-align="auto"/>
      <style:text-properties fo:hyphenate="true"/>
    </style:style>
    <style:style style:name="P21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Обычный">
      <style:paragraph-properties fo:text-align="center" style:justify-single-word="false"/>
      <style:text-properties officeooo:paragraph-rsid="0005a4fd"/>
    </style:style>
    <style:style style:name="P23" style:family="paragraph" style:parent-style-name="Обычный">
      <style:paragraph-properties fo:line-height="150%" fo:text-align="center" style:justify-single-word="false"/>
      <style:text-properties fo:language="en" fo:country="US" fo:font-weight="normal" style:font-weight-asian="normal" style:font-weight-complex="normal"/>
    </style:style>
    <style:style style:name="P24" style:family="paragraph" style:parent-style-name="Обычный">
      <style:paragraph-properties fo:line-height="150%" fo:text-align="center" style:justify-single-word="false"/>
      <style:text-properties fo:language="en" fo:country="US" fo:font-weight="normal" officeooo:paragraph-rsid="000267c5" style:font-weight-asian="normal" style:font-weight-complex="normal"/>
    </style:style>
    <style:style style:name="P25" style:family="paragraph" style:parent-style-name="Обычный">
      <style:paragraph-properties fo:line-height="150%" fo:text-align="center" style:justify-single-word="false"/>
      <style:text-properties fo:font-weight="bold" style:font-weight-asian="bold"/>
    </style:style>
    <style:style style:name="P26" style:family="paragraph" style:parent-style-name="Обычный">
      <style:paragraph-properties fo:line-height="150%" fo:text-align="justify" style:justify-single-word="false"/>
    </style:style>
    <style:style style:name="P27" style:family="paragraph" style:parent-style-name="Обычный">
      <style:paragraph-properties fo:line-height="150%" fo:text-align="center" style:justify-single-word="false"/>
      <style:text-properties officeooo:paragraph-rsid="0009ed2c"/>
    </style:style>
    <style:style style:name="P28" style:family="paragraph" style:parent-style-name="Обычный">
      <style:paragraph-properties fo:line-height="150%" fo:text-align="justify" style:justify-single-word="false"/>
      <style:text-properties style:font-name="Courier New" officeooo:paragraph-rsid="0009ed2c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5a4fd" style:font-size-asian="14pt" style:font-size-complex="14pt" style:font-weight-complex="bold"/>
    </style:style>
    <style:style style:name="P3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3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6290f"/>
    </style:style>
    <style:style style:name="P3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style:font-weight-complex="bold"/>
    </style:style>
    <style:style style:name="P35" style:family="paragraph" style:parent-style-name="Обычный">
      <style:paragraph-properties fo:line-height="150%" fo:text-align="center" style:justify-single-word="false" fo:break-before="page"/>
      <style:text-properties officeooo:paragraph-rsid="0009ed2c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font-size="14pt" fo:language="en" fo:country="US" officeooo:rsid="0006290f" style:font-size-asian="14pt" style:font-size-complex="14pt" style:font-weight-complex="bold"/>
    </style:style>
    <style:style style:name="T5" style:family="text">
      <style:text-properties fo:font-size="14pt" fo:language="en" fo:country="US" officeooo:rsid="000661a3" style:font-size-asian="14pt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ru" fo:country="RU" officeooo:rsid="0006290f" style:font-size-asian="14pt" style:font-size-complex="14pt" style:font-weight-complex="bold"/>
    </style:style>
    <style:style style:name="T8" style:family="text">
      <style:text-properties fo:font-size="14pt" fo:language="ru" fo:country="RU" officeooo:rsid="000661a3" style:font-size-asian="14pt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fo:language="en" fo:country="US" officeooo:rsid="0009ed2c" style:font-size-asian="14pt" style:font-size-complex="14pt" style:font-weight-complex="bold"/>
    </style:style>
    <style:style style:name="T12" style:family="text">
      <style:text-properties fo:color="#000000" fo:font-size="14pt" fo:language="ru" fo:country="RU" officeooo:rsid="0005a4fd" style:font-size-asian="14pt" style:font-size-complex="14pt"/>
    </style:style>
    <style:style style:name="T13" style:family="text">
      <style:text-properties fo:color="#000000" fo:font-size="14pt" fo:language="ru" fo:country="RU" officeooo:rsid="0009ed2c" style:font-size-asian="14pt" style:font-size-complex="14pt" style:font-weight-complex="bold"/>
    </style:style>
    <style:style style:name="T14" style:family="text">
      <style:text-properties fo:color="#000000" fo:font-size="14pt" fo:language="ru" fo:country="RU" officeooo:rsid="0009ed2c" style:font-size-asian="14pt" style:font-size-complex="14pt"/>
    </style:style>
    <style:style style:name="T15" style:family="text">
      <style:text-properties fo:color="#000000" fo:font-size="14pt" fo:language="ru" fo:country="RU" fo:font-weight="bold" officeooo:rsid="0009ed2c" style:font-size-asian="14pt" style:font-weight-asian="bold" style:font-size-complex="14pt" style:font-weight-complex="bold"/>
    </style:style>
    <style:style style:name="T16" style:family="text">
      <style:text-properties fo:color="#000000" fo:language="ru" fo:country="RU" fo:font-weight="bold" officeooo:rsid="0009ed2c" style:font-weight-asian="bold" style:font-weight-complex="bold"/>
    </style:style>
    <style:style style:name="T17" style:family="text">
      <style:text-properties fo:color="#000000" fo:font-size="12pt" fo:language="ru" fo:country="RU" fo:font-weight="bold" officeooo:rsid="0009ed2c" style:font-name-asian="Times New Roman" style:font-size-asian="12pt" style:font-weight-asian="bold" style:font-size-complex="12pt" style:font-weight-complex="bold"/>
    </style:style>
    <style:style style:name="T18" style:family="text">
      <style:text-properties fo:color="#000000" fo:font-size="12pt" fo:language="ru" fo:country="RU" officeooo:rsid="0009ed2c" style:font-name-asian="Times New Roman" style:font-size-asian="12pt" style:font-size-complex="12pt"/>
    </style:style>
    <style:style style:name="T19" style:family="text">
      <style:text-properties fo:color="#000000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20" style:family="text">
      <style:text-properties fo:color="#000000" style:font-name="Courier New" fo:font-size="12pt" fo:language="ru" fo:country="RU" fo:font-weight="bold" officeooo:rsid="0009ed2c" style:font-name-asian="Times New Roman" style:font-size-asian="12pt" style:font-weight-asian="bold" style:font-size-complex="12pt" style:font-weight-complex="bold"/>
    </style:style>
    <style:style style:name="T21" style:family="text">
      <style:text-properties fo:color="#000000" style:font-name="Courier New" fo:font-size="12pt" fo:language="ru" fo:country="RU" officeooo:rsid="0009ed2c" style:font-name-asian="Times New Roman" style:font-size-asian="12pt" style:font-size-complex="12pt"/>
    </style:style>
    <style:style style:name="T22" style:family="text">
      <style:text-properties fo:color="#000000" style:font-name="Courier New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font-size-complex="14pt"/>
    </style:style>
    <style:style style:name="T24" style:family="text">
      <style:text-properties fo:font-variant="normal" fo:text-transform="none" fo:font-size="14pt" style:font-size-asian="14pt" style:font-size-complex="14pt"/>
    </style:style>
    <style:style style:name="T25" style:family="text">
      <style:text-properties fo:font-variant="normal" fo:text-transform="none" fo:color="#000000" fo:font-size="14pt" style:font-size-asian="14pt" style:font-size-complex="14pt"/>
    </style:style>
    <style:style style:name="T26" style:family="text">
      <style:text-properties fo:color="#ff0000" fo:font-size="14pt" fo:font-weight="bold" style:font-size-asian="14pt" style:font-weight-asian="bold" style:font-size-complex="14pt"/>
    </style:style>
    <style:style style:name="T27" style:family="text">
      <style:text-properties style:font-name="TimesNewRomanPSMT" fo:language="en" fo:country="US"/>
    </style:style>
    <style:style style:name="T28" style:family="text">
      <style:text-properties fo:language="en" fo:country="US" fo:font-weight="bold" style:font-weight-asian="bold"/>
    </style:style>
    <style:style style:name="T29" style:family="text">
      <style:text-properties fo:font-weight="bold" style:font-weight-asian="bold"/>
    </style:style>
    <style:style style:name="T30" style:family="text">
      <style:text-properties officeooo:rsid="00031aa9"/>
    </style:style>
    <style:style style:name="T31" style:family="text">
      <style:text-properties officeooo:rsid="0005a4fd"/>
    </style:style>
    <style:style style:name="T32" style:family="text">
      <style:text-properties fo:language="ru" fo:country="RU" officeooo:rsid="000661a3"/>
    </style:style>
    <style:style style:name="T33" style:family="text">
      <style:text-properties fo:language="ru" fo:country="RU" officeooo:rsid="00084a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9">МОЭВМ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Название_20_книги"><text:span text:style-name="T23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6"> </text:span></text:span><text:span text:style-name="Основной_20_шрифт_20_абзаца"><text:span text:style-name="T9">№3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9">«Организация ЭВМ и систем»</text:span></text:span></text:p>
      <text:p text:style-name="P4"><text:span text:style-name="Название_20_книги"><text:span text:style-name="T24">Тема: </text:span></text:span><text:span text:style-name="Название_20_книги"><text:span text:style-name="T25">Представление и обработка целых чисел. Организация ветвящихся процессов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<text:span text:style-name="T30">ка</text:span> гр. 938<text:span text:style-name="T31">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22"><text:span text:style-name="Основной_20_шрифт_20_абзаца"><text:span text:style-name="T12">Лихашва А.Д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4"><text:span text:style-name="Основной_20_шрифт_20_абзаца"><text:span text:style-name="T10">2020</text:span></text:span></text:p>
      <text:p text:style-name="P13">Цель работы.</text:p>
      <text:p text:style-name="P14">Научиться представлять и обрабатывать целые числа, а также организовывать ветвящиеся процесса</text:p>
      <text:p text:style-name="P14"/>
      <text:p text:style-name="P15">Основные теоретические положения.</text:p>
      <text:p text:style-name="P17"><text:span text:style-name="Основной_20_шрифт_20_абзаца"><text:span text:style-name="T2">Задание</text:span></text:span><text:span text:style-name="Основной_20_шрифт_20_абзаца"><text:span text:style-name="T3">:</text:span></text:span></text:p>
      <text:p text:style-name="P16"/>
      <text:p text:style-name="P17"><text:span text:style-name="Основной_20_шрифт_20_абзаца"><text:span text:style-name="T2">Разработать на языке Ассемблера программу, которая по заданным целочисленным значениям параметров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, </text:span></text:span><text:span text:style-name="Основной_20_шрифт_20_абзаца"><text:span text:style-name="T3">k</text:span></text:span><text:span text:style-name="Основной_20_шрифт_20_абзаца"><text:span text:style-name="T2"> вычисляет:</text:span></text:span></text:p>
      <text:p text:style-name="P17"><text:span text:style-name="Основной_20_шрифт_20_абзаца"><text:span text:style-name="T2">А</text:span></text:span><text:span text:style-name="Основной_20_шрифт_20_абзаца"><text:span text:style-name="T3">) </text:span></text:span><text:span text:style-name="Основной_20_шрифт_20_абзаца"><text:span text:style-name="T2">значения</text:span></text:span><text:span text:style-name="Основной_20_шрифт_20_абзаца"><text:span text:style-name="T3"> </text:span></text:span><text:span text:style-name="Основной_20_шрифт_20_абзаца"><text:span text:style-name="T2">функций</text:span></text:span><text:span text:style-name="Основной_20_шрифт_20_абзаца"><text:span text:style-name="T3"> i1 = f1(a, b, i) </text:span></text:span><text:span text:style-name="Основной_20_шрифт_20_абзаца"><text:span text:style-name="T2">и</text:span></text:span><text:span text:style-name="Основной_20_шрифт_20_абзаца"><text:span text:style-name="T3"> i2 = f2(a, b, i)</text:span></text:span></text:p>
      <text:p text:style-name="P17"><text:span text:style-name="Основной_20_шрифт_20_абзаца"><text:span text:style-name="T2">Б) значения результирующей функции </text:span></text:span><text:span text:style-name="Основной_20_шрифт_20_абзаца"><text:span text:style-name="T3">res</text:span></text:span><text:span text:style-name="Основной_20_шрифт_20_абзаца"><text:span text:style-name="T2"> = </text:span></text:span><text:span text:style-name="Основной_20_шрифт_20_абзаца"><text:span text:style-name="T3">f</text:span></text:span><text:span text:style-name="Основной_20_шрифт_20_абзаца"><text:span text:style-name="T2">3(</text:span></text:span><text:span text:style-name="Основной_20_шрифт_20_абзаца"><text:span text:style-name="T3">i</text:span></text:span><text:span text:style-name="Основной_20_шрифт_20_абзаца"><text:span text:style-name="T2">1, </text:span></text:span><text:span text:style-name="Основной_20_шрифт_20_абзаца"><text:span text:style-name="T3">i</text:span></text:span><text:span text:style-name="Основной_20_шрифт_20_абзаца"><text:span text:style-name="T2">2, </text:span></text:span><text:span text:style-name="Основной_20_шрифт_20_абзаца"><text:span text:style-name="T3">k</text:span></text:span><text:span text:style-name="Основной_20_шрифт_20_абзаца"><text:span text:style-name="T2">), где вид функций </text:span></text:span><text:span text:style-name="Основной_20_шрифт_20_абзаца"><text:span text:style-name="T3">f</text:span></text:span><text:span text:style-name="Основной_20_шрифт_20_абзаца"><text:span text:style-name="T2">1 и </text:span></text:span><text:span text:style-name="Основной_20_шрифт_20_абзаца"><text:span text:style-name="T3">f</text:span></text:span><text:span text:style-name="Основной_20_шрифт_20_абзаца"><text:span text:style-name="T2">2 определяется из табл.2, а функция </text:span></text:span><text:span text:style-name="Основной_20_шрифт_20_абзаца"><text:span text:style-name="T3">f</text:span></text:span><text:span text:style-name="Основной_20_шрифт_20_абзаца"><text:span text:style-name="T2">3 – из табл.3 по цифрам шифра индивидуального задания (</text:span></text:span><text:span text:style-name="Основной_20_шрифт_20_абзаца"><text:span text:style-name="T3">n</text:span></text:span><text:span text:style-name="Основной_20_шрифт_20_абзаца"><text:span text:style-name="T2">1, </text:span></text:span><text:span text:style-name="Основной_20_шрифт_20_абзаца"><text:span text:style-name="T3">n</text:span></text:span><text:span text:style-name="Основной_20_шрифт_20_абзаца"><text:span text:style-name="T2">2, </text:span></text:span><text:span text:style-name="Основной_20_шрифт_20_абзаца"><text:span text:style-name="T3">n</text:span></text:span><text:span text:style-name="Основной_20_шрифт_20_абзаца"><text:span text:style-name="T2">3) приведенным в таблице 4.</text:span></text:span></text:p>
      <text:p text:style-name="P16"/>
      <text:p text:style-name="P17"><text:span text:style-name="Основной_20_шрифт_20_абзаца"><text:span text:style-name="T2">Значения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, </text:span></text:span><text:span text:style-name="Основной_20_шрифт_20_абзаца"><text:span text:style-name="T3">k</text:span></text:span><text:span text:style-name="Основной_20_шрифт_20_абзаца"><text:span text:style-name="T2"> являются исходными данными, которые должны выбираться студентов самостоятельно и задаваться в процессе исполнения программы в режиме отладки. При этом следует рассмотреть всевозможные комбинации параметров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 и </text:span></text:span><text:span text:style-name="Основной_20_шрифт_20_абзаца"><text:span text:style-name="T3">k</text:span></text:span><text:span text:style-name="Основной_20_шрифт_20_абзаца"><text:span text:style-name="T2">, позволяющие проверить различные маршруты выполнения программы, а также различные знаки параметров </text:span></text:span><text:span text:style-name="Основной_20_шрифт_20_абзаца"><text:span text:style-name="T3">a</text:span></text:span><text:span text:style-name="Основной_20_шрифт_20_абзаца"><text:span text:style-name="T2"> и </text:span></text:span><text:span text:style-name="Основной_20_шрифт_20_абзаца"><text:span text:style-name="T3">b</text:span></text:span><text:span text:style-name="Основной_20_шрифт_20_абзаца"><text:span text:style-name="T2"> </text:span></text:span></text:p>
      <text:p text:style-name="P16"/>
      <text:p text:style-name="P30">Замечания: </text:p>
      <text:p text:style-name="P30">1) 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 <text:tab/>2) при вычислении функций f1 и f2 вместо операции умножения следует использовать арифметический сдвиг и, возможно, сложение;</text:p>
      <text:p text:style-name="P30">3) при вычислении функций f1 и f2 нельзя использовать процедуры;</text:p>
      <text:p text:style-name="P30">4) при разработке программы следует минимизировать длину кода, для чего, если надо, следует преобразовать исходные выражения для вычисления функций. </text:p>
      <text:p text:style-name="P31"><text:soft-page-break/>Вариант <text:span text:style-name="T31">9</text:span></text:p>
      <text:p text:style-name="P16"><text:s text:c="13"/>/ - (4*i+3) , при a&gt;b</text:p>
      <text:p text:style-name="P16"><text:s/>f2 = &lt;</text:p>
      <text:p text:style-name="P16"><text:s text:c="13"/>\ 6*i -10 , при a&lt;=b</text:p>
      <text:p text:style-name="P16"><text:s text:c="13"/>/ -(6*i - 4) , при a&gt;b</text:p>
      <text:p text:style-name="P16"><text:s/>f4 = &lt;</text:p>
      <text:p text:style-name="P16"><text:s text:c="13"/>\ 3*(i+2) , при a&lt;=b</text:p>
      <text:p text:style-name="P16"><text:s text:c="13"/>/ |i1| + |i2|, при k&lt;0</text:p>
      <text:p text:style-name="P16"><text:s/>f7 = &lt;</text:p>
      <text:p text:style-name="P16"><text:s text:c="13"/>\ max(6, |i1|), при k&gt;=0</text:p>
      <text:p text:style-name="P20"><text:span text:style-name="Основной_20_шрифт_20_абзаца"><text:span text:style-name="T27"/></text:span></text:p>
      <text:p text:style-name="P15">Ход работы:</text:p>
      <text:p text:style-name="P17"><text:span text:style-name="Основной_20_шрифт_20_абзаца"><text:span text:style-name="T2">В сегменте данных объявлены переменные </text:span></text:span><text:span text:style-name="Основной_20_шрифт_20_абзаца"><text:span text:style-name="T3">a</text:span></text:span><text:span text:style-name="Основной_20_шрифт_20_абзаца"><text:span text:style-name="T2">, </text:span></text:span><text:span text:style-name="Основной_20_шрифт_20_абзаца"><text:span text:style-name="T3">b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, </text:span></text:span><text:span text:style-name="Основной_20_шрифт_20_абзаца"><text:span text:style-name="T3">k</text:span></text:span><text:span text:style-name="Основной_20_шрифт_20_абзаца"><text:span text:style-name="T2">, </text:span></text:span><text:span text:style-name="Основной_20_шрифт_20_абзаца"><text:span text:style-name="T3">i</text:span></text:span><text:span text:style-name="Основной_20_шрифт_20_абзаца"><text:span text:style-name="T2">1, </text:span></text:span><text:span text:style-name="Основной_20_шрифт_20_абзаца"><text:span text:style-name="T3">i</text:span></text:span><text:span text:style-name="Основной_20_шрифт_20_абзаца"><text:span text:style-name="T2">2, </text:span></text:span><text:span text:style-name="Основной_20_шрифт_20_абзаца"><text:span text:style-name="T3">res</text:span></text:span><text:span text:style-name="Основной_20_шрифт_20_абзаца"><text:span text:style-name="T2">. </text:span></text:span><text:span text:style-name="Основной_20_шрифт_20_абзаца"><text:span text:style-name="T7">Данная программа по заданным целочисленным параметрам вычисляет значения функций. Исходные данные вносятся в программу до выполнения, а выходные данные отслеживаются через отладчик. В программе были реализованы следующие функции:</text:span></text:span></text:p>
      <text:p text:style-name="P33"><text:span text:style-name="Основной_20_шрифт_20_абзаца"><text:span text:style-name="T4">f1_1, </text:span></text:span><text:span text:style-name="Основной_20_шрифт_20_абзаца"><text:span text:style-name="T7">f1_2</text:span></text:span><text:span text:style-name="Основной_20_шрифт_20_абзаца"><text:span text:style-name="T4"> – </text:span></text:span><text:span text:style-name="Основной_20_шрифт_20_абзаца"><text:span text:style-name="T7">для нахождения </text:span></text:span><text:span text:style-name="Основной_20_шрифт_20_абзаца"><text:span text:style-name="T8">значения </text:span></text:span><text:span text:style-name="Основной_20_шрифт_20_абзаца"><text:span text:style-name="T7">функции </text:span></text:span><text:span text:style-name="Основной_20_шрифт_20_абзаца"><text:span text:style-name="T4">f1. </text:span></text:span><text:span text:style-name="Основной_20_шрифт_20_абзаца"><text:span text:style-name="T7">Если </text:span></text:span><text:span text:style-name="Основной_20_шрифт_20_абзаца"><text:span text:style-name="T4">a &lt;= b, </text:span></text:span><text:span text:style-name="Основной_20_шрифт_20_абзаца"><text:span text:style-name="T7">то выполняется </text:span></text:span><text:span text:style-name="Основной_20_шрифт_20_абзаца"><text:span text:style-name="T4">f1_1, </text:span></text:span><text:span text:style-name="Основной_20_шрифт_20_абзаца"><text:span text:style-name="T7">в ином случае выполняется </text:span></text:span><text:span text:style-name="Основной_20_шрифт_20_абзаца"><text:span text:style-name="T4">f1_2. </text:span></text:span></text:p>
      <text:p text:style-name="P33"><text:span text:style-name="Основной_20_шрифт_20_абзаца"><text:span text:style-name="T7">f2_1</text:span></text:span><text:span text:style-name="Основной_20_шрифт_20_абзаца"><text:span text:style-name="T4">, f2_</text:span></text:span><text:span text:style-name="Основной_20_шрифт_20_абзаца"><text:span text:style-name="T7">2</text:span></text:span><text:span text:style-name="Основной_20_шрифт_20_абзаца"><text:span text:style-name="T4"> – </text:span></text:span><text:span text:style-name="Основной_20_шрифт_20_абзаца"><text:span text:style-name="T7">для нахождения функции </text:span></text:span><text:span text:style-name="Основной_20_шрифт_20_абзаца"><text:span text:style-name="T8">значения</text:span></text:span><text:span text:style-name="Основной_20_шрифт_20_абзаца"><text:span text:style-name="T7"> </text:span></text:span><text:span text:style-name="Основной_20_шрифт_20_абзаца"><text:span text:style-name="T4">f</text:span></text:span><text:span text:style-name="Основной_20_шрифт_20_абзаца"><text:span text:style-name="T7">2</text:span></text:span><text:span text:style-name="Основной_20_шрифт_20_абзаца"><text:span text:style-name="T4">. </text:span></text:span><text:span text:style-name="Основной_20_шрифт_20_абзаца"><text:span text:style-name="T7">Если </text:span></text:span><text:span text:style-name="Основной_20_шрифт_20_абзаца"><text:span text:style-name="T4">a &lt;= b, </text:span></text:span><text:span text:style-name="Основной_20_шрифт_20_абзаца"><text:span text:style-name="T7">то выполняется f2_1</text:span></text:span><text:span text:style-name="Основной_20_шрифт_20_абзаца"><text:span text:style-name="T4">, </text:span></text:span><text:span text:style-name="Основной_20_шрифт_20_абзаца"><text:span text:style-name="T7">в ином случае выполняется f2_2</text:span></text:span><text:span text:style-name="Основной_20_шрифт_20_абзаца"><text:span text:style-name="T4">. </text:span></text:span></text:p>
      <text:p text:style-name="P33"><text:span text:style-name="Основной_20_шрифт_20_абзаца"><text:span text:style-name="T4">f3, f3_1, f3_abs, f3_cmp_</text:span></text:span><text:span text:style-name="Основной_20_шрифт_20_абзаца"><text:span text:style-name="T5">6</text:span></text:span><text:span text:style-name="Основной_20_шрифт_20_абзаца"><text:span text:style-name="T4">, f3_res, f_abs_1, f_abs_2, f3_</text:span></text:span><text:span text:style-name="Основной_20_шрифт_20_абзаца"><text:span text:style-name="T5">6</text:span></text:span><text:span text:style-name="Основной_20_шрифт_20_абзаца"><text:span text:style-name="T4"> – </text:span></text:span><text:span text:style-name="Основной_20_шрифт_20_абзаца"><text:span text:style-name="T7">для нахождения </text:span></text:span><text:span text:style-name="Основной_20_шрифт_20_абзаца"><text:span text:style-name="T8">значений</text:span></text:span><text:span text:style-name="Основной_20_шрифт_20_абзаца"><text:span text:style-name="T7"> функции </text:span></text:span><text:span text:style-name="Основной_20_шрифт_20_абзаца"><text:span text:style-name="T4">f</text:span></text:span><text:span text:style-name="Основной_20_шрифт_20_абзаца"><text:span text:style-name="T5">3</text:span></text:span><text:span text:style-name="Основной_20_шрифт_20_абзаца"><text:span text:style-name="T4">. </text:span></text:span><text:span text:style-name="Основной_20_шрифт_20_абзаца"><text:span text:style-name="T8">Используется несколько модульных значений, поэтому нужно предусмотреть все варианты и написать несколько функций. </text:span></text:span></text:p>
      <text:p text:style-name="P19"/>
      <text:p text:style-name="P19"/>
      <text:p text:style-name="P17"><text:span text:style-name="Основной_20_шрифт_20_абзаца"><text:span text:style-name="T28"><text:s/></text:span></text:span><text:span text:style-name="Основной_20_шрифт_20_абзаца"><text:span text:style-name="T29">Тестирование</text:span></text:span><text:span text:style-name="Основной_20_шрифт_20_абзаца"><text:span text:style-name="T28">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1">№</text:p>
          </table:table-cell>
          <table:table-cell table:style-name="Таблица2.A1" office:value-type="string">
            <text:p text:style-name="P25">Входные данные</text:p>
          </table:table-cell>
          <table:table-cell table:style-name="Таблица2.A1" office:value-type="string">
            <text:p text:style-name="P25">Выходные данные</text:p>
          </table:table-cell>
        </table:table-row>
        <table:table-row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23">a=1, b=<text:span text:style-name="T32">2</text:span>, i=<text:span text:style-name="T32">3</text:span>, k=<text:span text:style-name="T32">4</text:span></text:p>
          </table:table-cell>
          <table:table-cell table:style-name="Таблица2.A1" office:value-type="string">
            <text:p text:style-name="P23">i1=<text:span text:style-name="T32">8</text:span>, i2=<text:span text:style-name="T32">15</text:span>, res=<text:span text:style-name="T33">8</text:span></text:p>
          </table:table-cell>
        </table:table-row>
        <table:table-row>
          <table:table-cell table:style-name="Таблица2.A1" office:value-type="string">
            <text:p text:style-name="P11">2</text:p>
          </table:table-cell>
          <table:table-cell table:style-name="Таблица2.A1" office:value-type="string">
            <text:p text:style-name="P23">a=1, b=<text:span text:style-name="T33">2</text:span>, i=<text:span text:style-name="T33">3</text:span>, k=<text:span text:style-name="T33">3</text:span></text:p>
          </table:table-cell>
          <table:table-cell table:style-name="Таблица2.A1" office:value-type="string">
            <text:p text:style-name="P24">i1=<text:span text:style-name="T33">8</text:span>, i2=<text:span text:style-name="T33">15</text:span>, res=<text:span text:style-name="T33">8</text:span></text:p>
          </table:table-cell>
        </table:table-row>
        <table:table-row>
          <table:table-cell table:style-name="Таблица2.A1" office:value-type="string">
            <text:p text:style-name="P11">3</text:p>
          </table:table-cell>
          <table:table-cell table:style-name="Таблица2.A1" office:value-type="string">
            <text:p text:style-name="P23">a=<text:span text:style-name="T32">4</text:span>, b=<text:span text:style-name="T32">3</text:span>, i=<text:span text:style-name="T32">2</text:span>, k=1</text:p>
          </table:table-cell>
          <table:table-cell table:style-name="Таблица2.A1" office:value-type="string">
            <text:p text:style-name="P23">i1=-<text:span text:style-name="T33">11</text:span>, i2=-<text:span text:style-name="T33">8</text:span>, res=<text:span text:style-name="T33">6</text:span></text:p>
          </table:table-cell>
        </table:table-row>
        <table:table-row table:style-name="Таблица2.5">
          <table:table-cell table:style-name="Таблица2.A1" office:value-type="string">
            <text:p text:style-name="P11">4</text:p>
          </table:table-cell>
          <table:table-cell table:style-name="Таблица2.A1" office:value-type="string">
            <text:p text:style-name="P23">a=2, b=1, i=<text:span text:style-name="T32">2</text:span>, k=<text:span text:style-name="T32">1</text:span></text:p>
          </table:table-cell>
          <table:table-cell table:style-name="Таблица2.A1" office:value-type="string">
            <text:p text:style-name="P24">i1=-<text:span text:style-name="T33">11</text:span>, i2=-<text:span text:style-name="T33">8</text:span>, res=<text:span text:style-name="T33">6</text:span></text:p>
          </table:table-cell>
        </table:table-row>
      </table:table>
      <text:p text:style-name="P18"><text:soft-page-break/></text:p>
      <text:p text:style-name="P10"><text:s/></text:p>
      <text:p text:style-name="P5"><text:span text:style-name="Основной_20_шрифт_20_абзаца"><text:span text:style-name="T1"><text:tab/>Выводы</text:span></text:span><text:span text:style-name="Основной_20_шрифт_20_абзаца"><text:span text:style-name="T6">.</text:span></text:span></text:p>
      <text:p text:style-name="P5"><text:span text:style-name="Основной_20_шрифт_20_абзаца"><text:span text:style-name="T10"><text:tab/></text:span></text:span><text:span text:style-name="Основной_20_шрифт_20_абзаца"><text:span text:style-name="T13">Изучено представление целых чисел, получены навыки работы с целыми числами и ветвящимися процессами. 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><text:tab/>Файл </text:span></text:span><text:span text:style-name="Основной_20_шрифт_20_абзаца"><text:span text:style-name="T11">lab3.asm </text:span></text:span><text:span text:style-name="Основной_20_шрифт_20_абзаца"><text:span text:style-name="T13">находится в приложении А.</text:span></text:span></text:p>
      <text:p text:style-name="P5"><text:span text:style-name="Основной_20_шрифт_20_абзаца"><text:span text:style-name="T13"><text:tab/>Файл </text:span></text:span><text:span text:style-name="Основной_20_шрифт_20_абзаца"><text:span text:style-name="T11">lab3.lst </text:span></text:span><text:span text:style-name="Основной_20_шрифт_20_абзаца"><text:span text:style-name="T13">находится в приложении Б.</text:span></text:span></text:p>
      <text:p text:style-name="P35"><text:span text:style-name="Основной_20_шрифт_20_абзаца"><text:span text:style-name="T15">ПРИЛОЖЕНИЕ А</text:span></text:span></text:p>
      <text:p text:style-name="P27"><text:span text:style-name="Основной_20_шрифт_20_абзаца"><text:span text:style-name="T15">ИСХОДНЫЙ КОД ПРОГРАММЫ</text:span></text:span></text:p>
      <text:p text:style-name="P27"/>
      <text:p text:style-name="P28">AStack SEGMENT STACK</text:p>
      <text:p text:style-name="P28"><text:s text:c="8"/>DW 32 DUP(?)</text:p>
      <text:p text:style-name="P28">AStack ENDS</text:p>
      <text:p text:style-name="P28"/>
      <text:p text:style-name="P28">DATA SEGMENT</text:p>
      <text:p text:style-name="P28">a<text:tab/>DW<text:tab/>1</text:p>
      <text:p text:style-name="P28">b<text:tab/>DW<text:tab/>2</text:p>
      <text:p text:style-name="P28">i<text:tab/>DW<text:tab/>3</text:p>
      <text:p text:style-name="P28">k<text:tab/>DW<text:tab/>4</text:p>
      <text:p text:style-name="P28">i1<text:tab/>DW<text:tab/>?</text:p>
      <text:p text:style-name="P28">i2<text:tab/>DW<text:tab/>?</text:p>
      <text:p text:style-name="P28">res<text:tab/>DW<text:tab/>?</text:p>
      <text:p text:style-name="P28">DATA ENDS</text:p>
      <text:p text:style-name="P28"/>
      <text:p text:style-name="P28">CODE SEGMENT</text:p>
      <text:p text:style-name="P28"><text:s text:c="8"/>ASSUME CS:CODE, DS:DATA, SS:AStack</text:p>
      <text:p text:style-name="P28"/>
      <text:p text:style-name="P28">Main PROC FAR</text:p>
      <text:p text:style-name="P28"><text:s text:c="8"/>mov ax, DATA</text:p>
      <text:p text:style-name="P28"><text:s text:c="8"/>mov ds, ax</text:p>
      <text:p text:style-name="P28"/>
      <text:p text:style-name="P28"/>
      <text:p text:style-name="P28">f1_1:</text:p>
      <text:p text:style-name="P28"><text:tab/>mov ax, a</text:p>
      <text:p text:style-name="P28"><text:tab/>cmp ax, b</text:p>
      <text:p text:style-name="P28"><text:tab/>jg f1_2<text:tab/><text:tab/>;if a&gt;b</text:p>
      <text:p text:style-name="P28"><text:tab/><text:tab/><text:tab/>;a&lt;=b</text:p>
      <text:p text:style-name="P28"><text:tab/>mov ax, i <text:s text:c="7"/></text:p>
      <text:p text:style-name="P28"><text:tab/>shl ax, 1<text:tab/>;ax = 2*i</text:p>
      <text:p text:style-name="P28"><text:tab/>mov bx, ax<text:tab/>;bx = 2*i</text:p>
      <text:p text:style-name="P28"><text:tab/>shl ax, 1<text:tab/>;ax = 4*i</text:p>
      <text:p text:style-name="P28"><text:tab/>add ax, bx<text:tab/>;ax = 6*i</text:p>
      <text:p text:style-name="P28"><text:soft-page-break/><text:tab/>sub ax, 10<text:tab/>;ax = 6*i - 10</text:p>
      <text:p text:style-name="P28"><text:tab/>mov i1, ax</text:p>
      <text:p text:style-name="P28"><text:tab/></text:p>
      <text:p text:style-name="P28"><text:tab/>jmp f2_1</text:p>
      <text:p text:style-name="P28">f1_2:</text:p>
      <text:p text:style-name="P28"><text:tab/>mov ax, i</text:p>
      <text:p text:style-name="P28"><text:tab/>shl ax, 1 <text:s text:c="6"/>;ax = 2*i</text:p>
      <text:p text:style-name="P28"><text:tab/>shl ax, 1 <text:s text:c="6"/>;ax = 4*i</text:p>
      <text:p text:style-name="P28"><text:tab/>add ax, 3 <text:s text:c="6"/>;ax = 4*i+3</text:p>
      <text:p text:style-name="P28"><text:tab/>neg ax<text:tab/> <text:s text:c="7"/>;ax = -ax</text:p>
      <text:p text:style-name="P28"><text:tab/>mov i1, ax</text:p>
      <text:p text:style-name="P28"/>
      <text:p text:style-name="P28"/>
      <text:p text:style-name="P28">f2_1:</text:p>
      <text:p text:style-name="P28"><text:tab/>mov ax, a</text:p>
      <text:p text:style-name="P28"><text:tab/>cmp ax, b</text:p>
      <text:p text:style-name="P28"><text:tab/>jg f2_2<text:tab/><text:tab/>;if a&gt;b</text:p>
      <text:p text:style-name="P28"><text:tab/><text:tab/><text:tab/>;a&lt;=b</text:p>
      <text:p text:style-name="P28"><text:tab/>mov ax, i <text:s text:c="7"/></text:p>
      <text:p text:style-name="P28"><text:tab/>shl ax, 1<text:tab/>;ax = 2*i</text:p>
      <text:p text:style-name="P28"><text:tab/>mov bx, ax<text:tab/>;bx = 2*i</text:p>
      <text:p text:style-name="P28"><text:tab/>shl ax, 1<text:tab/>;ax = 4*i</text:p>
      <text:p text:style-name="P28"><text:tab/>add ax, bx<text:tab/>;ax = 6*i</text:p>
      <text:p text:style-name="P28"><text:tab/>neg ax<text:tab/><text:tab/>;ax = -ax</text:p>
      <text:p text:style-name="P28"><text:s text:c="8"/>add ax, 4 <text:s text:c="6"/>;ax = -6*i+4</text:p>
      <text:p text:style-name="P28"><text:tab/></text:p>
      <text:p text:style-name="P28"><text:tab/>mov i2, ax</text:p>
      <text:p text:style-name="P28"><text:tab/>jmp f3</text:p>
      <text:p text:style-name="P28"/>
      <text:p text:style-name="P28">f2_2:</text:p>
      <text:p text:style-name="P28"><text:tab/>mov ax, i</text:p>
      <text:p text:style-name="P28"><text:tab/>shl ax, 1<text:tab/>;ax = 2*i</text:p>
      <text:p text:style-name="P28"><text:s text:c="4"/><text:tab/>add ax, i<text:tab/>;ax = 3*i</text:p>
      <text:p text:style-name="P28"><text:tab/>mov bx, ax<text:tab/>;bx = 3*i</text:p>
      <text:p text:style-name="P28"><text:s text:c="3"/><text:tab/>add ax, 6<text:tab/>;ax = 3*i + 6</text:p>
      <text:p text:style-name="P28"><text:soft-page-break/><text:s text:c="3"/><text:tab/>mov i1, ax</text:p>
      <text:p text:style-name="P28"/>
      <text:p text:style-name="P28"/>
      <text:p text:style-name="P28">f3:</text:p>
      <text:p text:style-name="P28"><text:tab/>mov ax, k</text:p>
      <text:p text:style-name="P28"><text:tab/>cmp k, 0</text:p>
      <text:p text:style-name="P28"><text:tab/>jl f3_1<text:tab/><text:tab/>;if k &lt; 0</text:p>
      <text:p text:style-name="P28"><text:tab/></text:p>
      <text:p text:style-name="P28"><text:tab/>mov ax, i2</text:p>
      <text:p text:style-name="P28"><text:tab/>cmp ax, 0<text:tab/>;if ax &lt; 0</text:p>
      <text:p text:style-name="P28"><text:tab/>jl f_abs<text:tab/>;then |ax|</text:p>
      <text:p text:style-name="P28"><text:tab/></text:p>
      <text:p text:style-name="P28"><text:tab/>jmp f3_cmp_4</text:p>
      <text:p text:style-name="P28"/>
      <text:p text:style-name="P28">f3_1:</text:p>
      <text:p text:style-name="P28"><text:tab/>mov ax, i1<text:tab/>;ax = i1</text:p>
      <text:p text:style-name="P28"><text:s text:c="8"/></text:p>
      <text:p text:style-name="P28"><text:tab/>;add ax, i2<text:tab/>;ax = i1 + i2</text:p>
      <text:p text:style-name="P28"><text:tab/>cmp ax, 0<text:tab/>;if ax &lt; 0</text:p>
      <text:p text:style-name="P28"><text:s text:c="8"/>jl f_abs_1<text:tab/>;then ax = |ax|</text:p>
      <text:p text:style-name="P28"><text:s text:c="7"/></text:p>
      <text:p text:style-name="P28"><text:s text:c="8"/>mov res, ax</text:p>
      <text:p text:style-name="P28"><text:s text:c="8"/>mov ax, i2</text:p>
      <text:p text:style-name="P28"><text:s text:c="7"/><text:tab/>cmp ax, 0<text:tab/>;if ax &lt; 0</text:p>
      <text:p text:style-name="P28"><text:s text:c="8"/>jl f_abs_2<text:tab/>;then ax = |ax|</text:p>
      <text:p text:style-name="P28"/>
      <text:p text:style-name="P28"><text:s text:c="8"/>add res, ax <text:s text:c="4"/>;res = |i1|+|i2|</text:p>
      <text:p text:style-name="P28"><text:tab/>jmp f3_res</text:p>
      <text:p text:style-name="P28">f_abs:</text:p>
      <text:p text:style-name="P28"><text:tab/>neg ax<text:tab/><text:tab/>;ax = -ax</text:p>
      <text:p text:style-name="P28"><text:tab/>jmp f3_cmp_4</text:p>
      <text:p text:style-name="P28"/>
      <text:p text:style-name="P28">f3_cmp_4:</text:p>
      <text:p text:style-name="P28"><text:tab/>cmp ax, 6<text:tab/>;if ax &lt; 6</text:p>
      <text:p text:style-name="P28"><text:tab/>jl f3_4<text:tab/><text:tab/>;res = 6</text:p>
      <text:p text:style-name="P28"><text:soft-page-break/><text:tab/>jmp f3_res</text:p>
      <text:p text:style-name="P28"/>
      <text:p text:style-name="P28">f3_res:</text:p>
      <text:p text:style-name="P28"><text:tab/>mov res, ax<text:tab/>;else res = ax</text:p>
      <text:p text:style-name="P28"><text:tab/>jmp f_end</text:p>
      <text:p text:style-name="P28"><text:tab/></text:p>
      <text:p text:style-name="P28">f_abs_1:</text:p>
      <text:p text:style-name="P28"><text:tab/>neg ax<text:tab/><text:tab/>;ax = |ax|</text:p>
      <text:p text:style-name="P28"><text:s text:c="8"/>mov res, ax</text:p>
      <text:p text:style-name="P28"><text:s text:c="8"/>mov ax, i2</text:p>
      <text:p text:style-name="P28"><text:s text:c="7"/><text:tab/>cmp ax, 0<text:tab/>;if ax &lt; 0</text:p>
      <text:p text:style-name="P28"><text:s text:c="8"/>jl f_abs_2<text:tab/>;then ax = |ax|</text:p>
      <text:p text:style-name="P28"/>
      <text:p text:style-name="P28"><text:s text:c="8"/>add res, ax <text:s text:c="4"/>;res = |i1|+|i2|</text:p>
      <text:p text:style-name="P28"><text:tab/>jmp f3_res</text:p>
      <text:p text:style-name="P28"/>
      <text:p text:style-name="P28">f_abs_2:</text:p>
      <text:p text:style-name="P28"><text:s text:c="8"/>neg ax <text:s text:c="9"/>;ax = |ax|</text:p>
      <text:p text:style-name="P28"><text:s text:c="8"/>add res, ax <text:s text:c="4"/>;res = |i1|+|i2|</text:p>
      <text:p text:style-name="P28"><text:tab/>jmp f3_res</text:p>
      <text:p text:style-name="P28"/>
      <text:p text:style-name="P28">f3_4:</text:p>
      <text:p text:style-name="P28"><text:tab/>mov res, 6<text:tab/>;res = 6</text:p>
      <text:p text:style-name="P28"><text:tab/>jmp f_end<text:tab/></text:p>
      <text:p text:style-name="P28"/>
      <text:p text:style-name="P28">f_end:</text:p>
      <text:p text:style-name="P28"><text:tab/>mov ah, 4ch</text:p>
      <text:p text:style-name="P28"><text:tab/>int 21h</text:p>
      <text:p text:style-name="P28"><text:tab/></text:p>
      <text:p text:style-name="P28">Main<text:tab/>ENDP</text:p>
      <text:p text:style-name="P28">CODE<text:tab/>ENDS</text:p>
      <text:p text:style-name="P28"><text:tab/>END Main</text:p>
      <text:p text:style-name="P35"><text:span text:style-name="Основной_20_шрифт_20_абзаца"><text:span text:style-name="T15">ПРИЛОЖЕНИЕ Б</text:span></text:span></text:p>
      <text:p text:style-name="P27"><text:span text:style-name="Основной_20_шрифт_20_абзаца"><text:span text:style-name="T15">ЛИСТИНГ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/>0000<text:tab/><text:tab/><text:tab/><text:tab/>AStack SEGMENT STACK</text:span></text:span></text:p>
      <text:p text:style-name="P28"><text:span text:style-name="Основной_20_шрифт_20_абзаца"><text:span text:style-name="T19"><text:s/>0000 <text:s/>0020[<text:tab/><text:tab/><text:tab/> <text:s text:c="7"/>DW 32 DUP(?)</text:span></text:span></text:p>
      <text:p text:style-name="P28"><text:span text:style-name="Основной_20_шрифт_20_абзаца"><text:span text:style-name="T19"><text:tab/> <text:s text:c="2"/>????<text:tab/><text:tab/><text:tab/></text:span></text:span></text:p>
      <text:p text:style-name="P28"><text:span text:style-name="Основной_20_шрифт_20_абзаца"><text:span text:style-name="T19"><text:tab/><text:tab/><text:tab/> ]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40<text:tab/><text:tab/><text:tab/><text:tab/>AStack END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0<text:tab/><text:tab/><text:tab/><text:tab/>DATA SEGMENT</text:span></text:span></text:p>
      <text:p text:style-name="P28"><text:span text:style-name="Основной_20_шрифт_20_абзаца"><text:span text:style-name="T19"><text:s/>0000 <text:s/>0001<text:tab/><text:tab/><text:tab/>a<text:tab/>DW<text:tab/>1</text:span></text:span></text:p>
      <text:p text:style-name="P28"><text:span text:style-name="Основной_20_шрифт_20_абзаца"><text:span text:style-name="T19"><text:s/>0002 <text:s/>0002<text:tab/><text:tab/><text:tab/>b<text:tab/>DW<text:tab/>2</text:span></text:span></text:p>
      <text:p text:style-name="P28"><text:span text:style-name="Основной_20_шрифт_20_абзаца"><text:span text:style-name="T19"><text:s/>0004 <text:s/>0003<text:tab/><text:tab/><text:tab/>i<text:tab/>DW<text:tab/>3</text:span></text:span></text:p>
      <text:p text:style-name="P28"><text:span text:style-name="Основной_20_шрифт_20_абзаца"><text:span text:style-name="T19"><text:s/>0006 <text:s/>0004<text:tab/><text:tab/><text:tab/>k<text:tab/>DW<text:tab/>4</text:span></text:span></text:p>
      <text:p text:style-name="P28"><text:span text:style-name="Основной_20_шрифт_20_абзаца"><text:span text:style-name="T19"><text:s/>0008 <text:s/>0000<text:tab/><text:tab/><text:tab/>i1<text:tab/>DW<text:tab/>?</text:span></text:span></text:p>
      <text:p text:style-name="P28"><text:span text:style-name="Основной_20_шрифт_20_абзаца"><text:span text:style-name="T19"><text:s/>000A <text:s/>0000<text:tab/><text:tab/><text:tab/>i2<text:tab/>DW<text:tab/>?</text:span></text:span></text:p>
      <text:p text:style-name="P28"><text:span text:style-name="Основной_20_шрифт_20_абзаца"><text:span text:style-name="T19"><text:s/>000C <text:s/>0000<text:tab/><text:tab/><text:tab/>res<text:tab/>DW<text:tab/>?</text:span></text:span></text:p>
      <text:p text:style-name="P28"><text:span text:style-name="Основной_20_шрифт_20_абзаца"><text:span text:style-name="T19"><text:s/>000E<text:tab/><text:tab/><text:tab/><text:tab/>DATA END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0<text:tab/><text:tab/><text:tab/><text:tab/>CODE SEGMENT</text:span></text:span></text:p>
      <text:p text:style-name="P28"><text:span text:style-name="Основной_20_шрифт_20_абзаца"><text:span text:style-name="T19"><text:tab/><text:tab/><text:tab/><text:tab/> <text:s text:c="7"/>ASSUME CS:CODE, DS:DATA, SS:AStack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0<text:tab/><text:tab/><text:tab/><text:tab/>Main PROC FAR</text:span></text:span></text:p>
      <text:p text:style-name="P28"><text:span text:style-name="Основной_20_шрифт_20_абзаца"><text:span text:style-name="T19"><text:s/>0000 <text:s/>B8 ---- R<text:tab/><text:tab/> <text:s text:c="7"/>mov ax, DATA</text:span></text:span></text:p>
      <text:p text:style-name="P28"><text:span text:style-name="Основной_20_шрифт_20_абзаца"><text:span text:style-name="T19"><text:s/>0003 <text:s/>8E D8<text:tab/><text:tab/><text:tab/> <text:s text:c="7"/>mov ds, ax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5<text:tab/><text:tab/><text:tab/><text:tab/>f1_1:</text:span></text:span></text:p>
      <text:p text:style-name="P28"><text:span text:style-name="Основной_20_шрифт_20_абзаца"><text:span text:style-name="T19"><text:s/>0005 <text:s/>A1 0000 R<text:tab/><text:tab/><text:tab/>mov ax, a</text:span></text:span></text:p>
      <text:p text:style-name="P28"><text:span text:style-name="Основной_20_шрифт_20_абзаца"><text:span text:style-name="T19"><text:s/>0008 <text:s/>3B 06 0002 R<text:tab/><text:tab/><text:tab/>cmp ax, b</text:span></text:span></text:p>
      <text:p text:style-name="P28"><text:span text:style-name="Основной_20_шрифт_20_абзаца"><text:span text:style-name="T19"><text:s/>000C <text:s/>7F 14<text:tab/><text:tab/><text:tab/><text:tab/>jg f1_2<text:tab/><text:tab/>;if a&gt;b</text:span></text:span></text:p>
      <text:p text:style-name="P28"><text:span text:style-name="Основной_20_шрифт_20_абзаца"><text:span text:style-name="T19"><text:tab/><text:tab/><text:tab/><text:tab/><text:tab/><text:tab/><text:tab/>;a&lt;=b</text:span></text:span></text:p>
      <text:p text:style-name="P28"><text:span text:style-name="Основной_20_шрифт_20_абзаца"><text:span text:style-name="T19"><text:s/>000E <text:s/>A1 0004 R<text:tab/><text:tab/><text:tab/>mov ax, i <text:s text:c="7"/></text:span></text:span></text:p>
      <text:p text:style-name="P28"><text:soft-page-break/><text:span text:style-name="Основной_20_шрифт_20_абзаца"><text:span text:style-name="T19"><text:s/>0011 <text:s/>D1 E0<text:tab/><text:tab/><text:tab/><text:tab/>shl ax, 1<text:tab/>;ax = 2*i</text:span></text:span></text:p>
      <text:p text:style-name="P28"><text:span text:style-name="Основной_20_шрифт_20_абзаца"><text:span text:style-name="T19"><text:s/>0013 <text:s/>8B D8<text:tab/><text:tab/><text:tab/><text:tab/>mov bx, ax<text:tab/>;bx = 2*i</text:span></text:span></text:p>
      <text:p text:style-name="P28"><text:span text:style-name="Основной_20_шрифт_20_абзаца"><text:span text:style-name="T19"><text:s/>0015 <text:s/>D1 E0<text:tab/><text:tab/><text:tab/><text:tab/>shl ax, 1<text:tab/>;ax = 4*i</text:span></text:span></text:p>
      <text:p text:style-name="P28"><text:span text:style-name="Основной_20_шрифт_20_абзаца"><text:span text:style-name="T19"><text:s/>0017 <text:s/>03 C3<text:tab/><text:tab/><text:tab/><text:tab/>add ax, bx<text:tab/>;ax = 6*i</text:span></text:span></text:p>
      <text:p text:style-name="P28"><text:span text:style-name="Основной_20_шрифт_20_абзаца"><text:span text:style-name="T19"><text:s/>0019 <text:s/>2D 000A<text:tab/><text:tab/><text:tab/><text:tab/>sub ax, 10<text:tab/>;ax = 6*i - 10</text:span></text:span></text:p>
      <text:p text:style-name="P28"><text:span text:style-name="Основной_20_шрифт_20_абзаца"><text:span text:style-name="T19"><text:s/>001C <text:s/>A3 0008 R<text:tab/><text:tab/><text:tab/>mov i1, ax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1F <text:s/>EB 10 90<text:tab/><text:tab/><text:tab/><text:tab/>jmp f2_1</text:span></text:span></text:p>
      <text:p text:style-name="P28"><text:span text:style-name="Основной_20_шрифт_20_абзаца"><text:span text:style-name="T19"><text:s/>0022<text:tab/><text:tab/><text:tab/><text:tab/>f1_2:</text:span></text:span></text:p>
      <text:p text:style-name="P28"><text:span text:style-name="Основной_20_шрифт_20_абзаца"><text:span text:style-name="T19"><text:s/>0022 <text:s/>A1 0004 R<text:tab/><text:tab/><text:tab/>mov ax, i</text:span></text:span></text:p>
      <text:p text:style-name="P28"><text:span text:style-name="Основной_20_шрифт_20_абзаца"><text:span text:style-name="T19"><text:s/>0025 <text:s/>D1 E0<text:tab/><text:tab/><text:tab/><text:tab/>shl ax, 1 <text:s text:c="6"/>;ax = 2*i</text:span></text:span></text:p>
      <text:p text:style-name="P28"><text:span text:style-name="Основной_20_шрифт_20_абзаца"><text:span text:style-name="T19"><text:s/>0027 <text:s/>D1 E0<text:tab/><text:tab/><text:tab/><text:tab/>shl ax, 1 <text:s text:c="6"/>;ax = 4*i</text:span></text:span></text:p>
      <text:p text:style-name="P28"><text:span text:style-name="Основной_20_шрифт_20_абзаца"><text:span text:style-name="T19"><text:s/>0029 <text:s/>05 0003<text:tab/><text:tab/><text:tab/><text:tab/>add ax, 3 <text:s text:c="6"/>;ax = 4*i+3</text:span></text:span></text:p>
      <text:p text:style-name="P28"><text:span text:style-name="Основной_20_шрифт_20_абзаца"><text:span text:style-name="T19"><text:s/>002C <text:s/>F7 D8<text:tab/><text:tab/><text:tab/><text:tab/>neg ax<text:tab/> <text:s text:c="7"/>;ax = -ax</text:span></text:span></text:p>
      <text:p text:style-name="P28"><text:span text:style-name="Основной_20_шрифт_20_абзаца"><text:span text:style-name="T19"><text:s/>002E <text:s/>A3 0008 R<text:tab/><text:tab/><text:tab/>mov i1, ax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31<text:tab/><text:tab/><text:tab/><text:tab/>f2_1:</text:span></text:span></text:p>
      <text:p text:style-name="P28"><text:span text:style-name="Основной_20_шрифт_20_абзаца"><text:span text:style-name="T19"><text:s/>0031 <text:s/>A1 0000 R<text:tab/><text:tab/><text:tab/>mov ax, a</text:span></text:span></text:p>
      <text:p text:style-name="P28"><text:span text:style-name="Основной_20_шрифт_20_абзаца"><text:span text:style-name="T19"><text:s/>0034 <text:s/>3B 06 0002 R<text:tab/><text:tab/><text:tab/>cmp ax, b</text:span></text:span></text:p>
      <text:p text:style-name="P28"><text:span text:style-name="Основной_20_шрифт_20_абзаца"><text:span text:style-name="T19"><text:s/>0038 <text:s/>7F 16<text:tab/><text:tab/><text:tab/><text:tab/>jg f2_2<text:tab/><text:tab/>;if a&gt;b</text:span></text:span></text:p>
      <text:p text:style-name="P28"><text:span text:style-name="Основной_20_шрифт_20_абзаца"><text:span text:style-name="T19"><text:tab/><text:tab/><text:tab/><text:tab/><text:tab/><text:tab/><text:tab/>;a&lt;=b</text:span></text:span></text:p>
      <text:p text:style-name="P28"><text:span text:style-name="Основной_20_шрифт_20_абзаца"><text:span text:style-name="T19"><text:s/>003A <text:s/>A1 0004 R<text:tab/><text:tab/><text:tab/>mov ax, i <text:s text:c="7"/></text:span></text:span></text:p>
      <text:p text:style-name="P28"><text:span text:style-name="Основной_20_шрифт_20_абзаца"><text:span text:style-name="T19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/>003D <text:s/>D1 E0<text:tab/><text:tab/><text:tab/><text:tab/>shl ax, 1<text:tab/>;ax = 2*i</text:span></text:span></text:p>
      <text:p text:style-name="P28"><text:span text:style-name="Основной_20_шрифт_20_абзаца"><text:span text:style-name="T19"><text:s/>003F <text:s/>8B D8<text:tab/><text:tab/><text:tab/><text:tab/>mov bx, ax<text:tab/>;bx = 2*i</text:span></text:span></text:p>
      <text:p text:style-name="P28"><text:span text:style-name="Основной_20_шрифт_20_абзаца"><text:span text:style-name="T19"><text:s/>0041 <text:s/>D1 E0<text:tab/><text:tab/><text:tab/><text:tab/>shl ax, 1<text:tab/>;ax = 4*i</text:span></text:span></text:p>
      <text:p text:style-name="P28"><text:span text:style-name="Основной_20_шрифт_20_абзаца"><text:span text:style-name="T19"><text:s/>0043 <text:s/>03 C3<text:tab/><text:tab/><text:tab/><text:tab/>add ax, bx<text:tab/>;ax = 6*i</text:span></text:span></text:p>
      <text:p text:style-name="P28"><text:span text:style-name="Основной_20_шрифт_20_абзаца"><text:span text:style-name="T19"><text:s/>0045 <text:s/>F7 D8<text:tab/><text:tab/><text:tab/><text:tab/>neg ax<text:tab/><text:tab/>;ax = -ax</text:span></text:span></text:p>
      <text:p text:style-name="P28"><text:span text:style-name="Основной_20_шрифт_20_абзаца"><text:span text:style-name="T19"><text:s/>0047 <text:s/>05 0004<text:tab/><text:tab/><text:tab/> <text:s text:c="7"/>add ax, 4 <text:s text:c="6"/>;ax = -6*i+4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4A <text:s/>A3 000A R<text:tab/><text:tab/><text:tab/>mov i2, ax</text:span></text:span></text:p>
      <text:p text:style-name="P28"><text:span text:style-name="Основной_20_шрифт_20_абзаца"><text:span text:style-name="T19"><text:s/>004D <text:s/>EB 12 90<text:tab/><text:tab/><text:tab/><text:tab/>jmp f3</text:span></text:span></text:p>
      <text:p text:style-name="P28"><text:soft-page-break/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50<text:tab/><text:tab/><text:tab/><text:tab/>f2_2:</text:span></text:span></text:p>
      <text:p text:style-name="P28"><text:span text:style-name="Основной_20_шрифт_20_абзаца"><text:span text:style-name="T19"><text:s/>0050 <text:s/>A1 0004 R<text:tab/><text:tab/><text:tab/>mov ax, i</text:span></text:span></text:p>
      <text:p text:style-name="P28"><text:span text:style-name="Основной_20_шрифт_20_абзаца"><text:span text:style-name="T19"><text:s/>0053 <text:s/>D1 E0<text:tab/><text:tab/><text:tab/><text:tab/>shl ax, 1<text:tab/>;ax = 2*i</text:span></text:span></text:p>
      <text:p text:style-name="P28"><text:span text:style-name="Основной_20_шрифт_20_абзаца"><text:span text:style-name="T19"><text:s/>0055 <text:s/>03 06 0004 R<text:tab/><text:tab/> <text:s text:c="3"/><text:tab/>add ax, i<text:tab/>;ax = 3*i</text:span></text:span></text:p>
      <text:p text:style-name="P28"><text:span text:style-name="Основной_20_шрифт_20_абзаца"><text:span text:style-name="T19"><text:s/>0059 <text:s/>8B D8<text:tab/><text:tab/><text:tab/><text:tab/>mov bx, ax<text:tab/>;bx = 3*i</text:span></text:span></text:p>
      <text:p text:style-name="P28"><text:span text:style-name="Основной_20_шрифт_20_абзаца"><text:span text:style-name="T19"><text:s/>005B <text:s/>05 0006<text:tab/><text:tab/><text:tab/> <text:s text:c="2"/><text:tab/>add ax, 6<text:tab/>;ax = 3*i + 6</text:span></text:span></text:p>
      <text:p text:style-name="P28"><text:span text:style-name="Основной_20_шрифт_20_абзаца"><text:span text:style-name="T19"><text:s/>005E <text:s/>A3 0008 R<text:tab/><text:tab/> <text:s text:c="2"/><text:tab/>mov i1, ax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61<text:tab/><text:tab/><text:tab/><text:tab/>f3:</text:span></text:span></text:p>
      <text:p text:style-name="P28"><text:span text:style-name="Основной_20_шрифт_20_абзаца"><text:span text:style-name="T19"><text:s/>0061 <text:s/>A1 0006 R<text:tab/><text:tab/><text:tab/>mov ax, k</text:span></text:span></text:p>
      <text:p text:style-name="P28"><text:span text:style-name="Основной_20_шрифт_20_абзаца"><text:span text:style-name="T19"><text:s/>0064 <text:s/>83 3E 0006 R 00<text:tab/><text:tab/><text:tab/>cmp k, 0</text:span></text:span></text:p>
      <text:p text:style-name="P28"><text:span text:style-name="Основной_20_шрифт_20_абзаца"><text:span text:style-name="T19"><text:s/>0069 <text:s/>7C 0B<text:tab/><text:tab/><text:tab/><text:tab/>jl f3_1<text:tab/><text:tab/>;if k &lt; 0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6B <text:s/>A1 000A R<text:tab/><text:tab/><text:tab/>mov ax, i2</text:span></text:span></text:p>
      <text:p text:style-name="P28"><text:span text:style-name="Основной_20_шрифт_20_абзаца"><text:span text:style-name="T19"><text:s/>006E <text:s/>3D 0000<text:tab/><text:tab/><text:tab/><text:tab/>cmp ax, 0<text:tab/>;if ax &lt; 0</text:span></text:span></text:p>
      <text:p text:style-name="P28"><text:span text:style-name="Основной_20_шрифт_20_абзаца"><text:span text:style-name="T19"><text:s/>0071 <text:s/>7C 1D<text:tab/><text:tab/><text:tab/><text:tab/>jl f_abs<text:tab/>;then |ax|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73 <text:s/>EB 20 90<text:tab/><text:tab/><text:tab/><text:tab/>jmp f3_cmp_4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76<text:tab/><text:tab/><text:tab/><text:tab/>f3_1:</text:span></text:span></text:p>
      <text:p text:style-name="P28"><text:span text:style-name="Основной_20_шрифт_20_абзаца"><text:span text:style-name="T19"><text:s/>0076 <text:s/>A1 0008 R<text:tab/><text:tab/><text:tab/>mov ax, i1<text:tab/>;ax = i1</text:span></text:span></text:p>
      <text:p text:style-name="P28"><text:span text:style-name="Основной_20_шрифт_20_абзаца"><text:span text:style-name="T19"><text:tab/><text:tab/><text:tab/><text:tab/> <text:s text:c="7"/></text:span></text:span></text:p>
      <text:p text:style-name="P28"><text:span text:style-name="Основной_20_шрифт_20_абзаца"><text:span text:style-name="T19"><text:tab/><text:tab/><text:tab/><text:tab/><text:tab/>;add ax, i2<text:tab/>;ax = i1 + i2</text:span></text:span></text:p>
      <text:p text:style-name="P28"><text:span text:style-name="Основной_20_шрифт_20_абзаца"><text:span text:style-name="T19"><text:s/>0079 <text:s/>3D 0000<text:tab/><text:tab/><text:tab/><text:tab/>cmp ax, 0<text:tab/>;if ax &lt; 0</text:span></text:span></text:p>
      <text:p text:style-name="P28"><text:span text:style-name="Основной_20_шрифт_20_абзаца"><text:span text:style-name="T19"><text:s/>007C <text:s/>7C 25<text:tab/><text:tab/><text:tab/> <text:s text:c="7"/>jl f_abs_1<text:tab/>;then ax = |ax|</text:span></text:span></text:p>
      <text:p text:style-name="P28"><text:span text:style-name="Основной_20_шрифт_20_абзаца"><text:span text:style-name="T19"><text:tab/><text:tab/><text:tab/><text:tab/> <text:s text:c="6"/></text:span></text:span></text:p>
      <text:p text:style-name="P28"><text:span text:style-name="Основной_20_шрифт_20_абзаца"><text:span text:style-name="T19"><text:s/>007E <text:s/>A3 000C R<text:tab/><text:tab/> <text:s text:c="7"/>mov res, ax</text:span></text:span></text:p>
      <text:p text:style-name="P28"><text:span text:style-name="Основной_20_шрифт_20_абзаца"><text:span text:style-name="T19"><text:s/>0081 <text:s/>A1 000A R<text:tab/><text:tab/> <text:s text:c="7"/>mov ax, i2</text:span></text:span></text:p>
      <text:p text:style-name="P28"><text:span text:style-name="Основной_20_шрифт_20_абзаца"><text:span text:style-name="T19"><text:s/>0084 <text:s/>3D 0000<text:tab/><text:tab/><text:tab/> <text:s text:c="6"/><text:tab/>cmp ax, 0<text:tab/>;if ax &lt; 0</text:span></text:span></text:p>
      <text:p text:style-name="P28"><text:span text:style-name="Основной_20_шрифт_20_абзаца"><text:span text:style-name="T19"><text:s/>0087 <text:s/>7C 2D<text:tab/><text:tab/><text:tab/> <text:s text:c="7"/>jl f_abs_2<text:tab/>;then ax = |ax|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89 <text:s/>01 06 000C R<text:tab/><text:tab/> <text:s text:c="7"/>add res, ax <text:s text:c="4"/>;res = |i1|+|i2|</text:span></text:span></text:p>
      <text:p text:style-name="P28"><text:span text:style-name="Основной_20_шрифт_20_абзаца"><text:span text:style-name="T19"><text:s/>008D <text:s/>EB 0E 90<text:tab/><text:tab/><text:tab/><text:tab/>jmp f3_res</text:span></text:span></text:p>
      <text:p text:style-name="P28"><text:soft-page-break/><text:span text:style-name="Основной_20_шрифт_20_абзаца"><text:span text:style-name="T19"><text:s/>0090<text:tab/><text:tab/><text:tab/><text:tab/>f_abs:</text:span></text:span></text:p>
      <text:p text:style-name="P28"><text:span text:style-name="Основной_20_шрифт_20_абзаца"><text:span text:style-name="T19"><text:s/>0090 <text:s/>F7 D8<text:tab/><text:tab/><text:tab/><text:tab/>neg ax<text:tab/><text:tab/>;ax = -ax</text:span></text:span></text:p>
      <text:p text:style-name="P28"><text:span text:style-name="Основной_20_шрифт_20_абзаца"><text:span text:style-name="T19"><text:s/>0092 <text:s/>EB 01 90<text:tab/><text:tab/><text:tab/><text:tab/>jmp f3_cmp_4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95<text:tab/><text:tab/><text:tab/><text:tab/>f3_cmp_4:</text:span></text:span></text:p>
      <text:p text:style-name="P28"><text:span text:style-name="Основной_20_шрифт_20_абзаца"><text:span text:style-name="T19"><text:s/>0095 <text:s/>3D 0006<text:tab/><text:tab/><text:tab/><text:tab/>cmp ax, 6<text:tab/>;if ax &lt; 6</text:span></text:span></text:p>
      <text:p text:style-name="P28"><text:span text:style-name="Основной_20_шрифт_20_абзаца"><text:span text:style-name="T19"><text:s/>0098 <text:s/>7C 24<text:tab/><text:tab/><text:tab/><text:tab/>jl f3_4<text:tab/><text:tab/>;res = 6</text:span></text:span></text:p>
      <text:p text:style-name="P28"><text:span text:style-name="Основной_20_шрифт_20_абзаца"><text:span text:style-name="T19"><text:s/>009A <text:s/>EB 01 90<text:tab/><text:tab/><text:tab/><text:tab/>jmp f3_re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9D<text:tab/><text:tab/><text:tab/><text:tab/>f3_res: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/>009D <text:s/>A3 000C R<text:tab/><text:tab/><text:tab/>mov res, ax<text:tab/>;else res = ax</text:span></text:span></text:p>
      <text:p text:style-name="P28"><text:span text:style-name="Основной_20_шрифт_20_абзаца"><text:span text:style-name="T19"><text:s/>00A0 <text:s/>EB 25 90<text:tab/><text:tab/><text:tab/><text:tab/>jmp f_end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A3<text:tab/><text:tab/><text:tab/><text:tab/>f_abs_1:</text:span></text:span></text:p>
      <text:p text:style-name="P28"><text:span text:style-name="Основной_20_шрифт_20_абзаца"><text:span text:style-name="T19"><text:s/>00A3 <text:s/>F7 D8<text:tab/><text:tab/><text:tab/><text:tab/>neg ax<text:tab/><text:tab/>;ax = |ax|</text:span></text:span></text:p>
      <text:p text:style-name="P28"><text:span text:style-name="Основной_20_шрифт_20_абзаца"><text:span text:style-name="T19"><text:s/>00A5 <text:s/>A3 000C R<text:tab/><text:tab/> <text:s text:c="7"/>mov res, ax</text:span></text:span></text:p>
      <text:p text:style-name="P28"><text:span text:style-name="Основной_20_шрифт_20_абзаца"><text:span text:style-name="T19"><text:s/>00A8 <text:s/>A1 000A R<text:tab/><text:tab/> <text:s text:c="7"/>mov ax, i2</text:span></text:span></text:p>
      <text:p text:style-name="P28"><text:span text:style-name="Основной_20_шрифт_20_абзаца"><text:span text:style-name="T19"><text:s/>00AB <text:s/>3D 0000<text:tab/><text:tab/><text:tab/> <text:s text:c="6"/><text:tab/>cmp ax, 0<text:tab/>;if ax &lt; 0</text:span></text:span></text:p>
      <text:p text:style-name="P28"><text:span text:style-name="Основной_20_шрифт_20_абзаца"><text:span text:style-name="T19"><text:s/>00AE <text:s/>7C 06<text:tab/><text:tab/><text:tab/> <text:s text:c="7"/>jl f_abs_2<text:tab/>;then ax = |ax|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B0 <text:s/>01 06 000C R<text:tab/><text:tab/> <text:s text:c="7"/>add res, ax <text:s text:c="4"/>;res = |i1|+|i2|</text:span></text:span></text:p>
      <text:p text:style-name="P28"><text:span text:style-name="Основной_20_шрифт_20_абзаца"><text:span text:style-name="T19"><text:s/>00B4 <text:s/>EB E7<text:tab/><text:tab/><text:tab/><text:tab/>jmp f3_re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B6<text:tab/><text:tab/><text:tab/><text:tab/>f_abs_2:</text:span></text:span></text:p>
      <text:p text:style-name="P28"><text:span text:style-name="Основной_20_шрифт_20_абзаца"><text:span text:style-name="T19"><text:s/>00B6 <text:s/>F7 D8<text:tab/><text:tab/><text:tab/> <text:s text:c="7"/>neg ax <text:s text:c="9"/>;ax = |ax|</text:span></text:span></text:p>
      <text:p text:style-name="P28"><text:span text:style-name="Основной_20_шрифт_20_абзаца"><text:span text:style-name="T19"><text:s/>00B8 <text:s/>01 06 000C R<text:tab/><text:tab/> <text:s text:c="7"/>add res, ax <text:s text:c="4"/>;res = |i1|+|i2|</text:span></text:span></text:p>
      <text:p text:style-name="P28"><text:span text:style-name="Основной_20_шрифт_20_абзаца"><text:span text:style-name="T19"><text:s/>00BC <text:s/>EB DF<text:tab/><text:tab/><text:tab/><text:tab/>jmp f3_re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BE<text:tab/><text:tab/><text:tab/><text:tab/>f3_4:</text:span></text:span></text:p>
      <text:p text:style-name="P28"><text:span text:style-name="Основной_20_шрифт_20_абзаца"><text:span text:style-name="T19"><text:s/>00BE <text:s/>C7 06 000C R 0006<text:tab/><text:tab/>mov res, 6<text:tab/>;res = 6</text:span></text:span></text:p>
      <text:p text:style-name="P28"><text:span text:style-name="Основной_20_шрифт_20_абзаца"><text:span text:style-name="T19"><text:s/>00C4 <text:s/>EB 01 90<text:tab/><text:tab/><text:tab/><text:tab/>jmp f_end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C7<text:tab/><text:tab/><text:tab/><text:tab/>f_end:</text:span></text:span></text:p>
      <text:p text:style-name="P28"><text:soft-page-break/><text:span text:style-name="Основной_20_шрифт_20_абзаца"><text:span text:style-name="T19"><text:s/>00C7 <text:s/>B4 4C<text:tab/><text:tab/><text:tab/><text:tab/>mov ah, 4ch</text:span></text:span></text:p>
      <text:p text:style-name="P28"><text:span text:style-name="Основной_20_шрифт_20_абзаца"><text:span text:style-name="T19"><text:s/>00C9 <text:s/>CD 21<text:tab/><text:tab/><text:tab/><text:tab/>int 21h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CB<text:tab/><text:tab/><text:tab/><text:tab/>Main<text:tab/>ENDP</text:span></text:span></text:p>
      <text:p text:style-name="P28"><text:span text:style-name="Основной_20_шрифт_20_абзаца"><text:span text:style-name="T19"><text:s/>00CB<text:tab/><text:tab/><text:tab/><text:tab/>CODE<text:tab/>ENDS</text:span></text:span></text:p>
      <text:p text:style-name="P28"><text:span text:style-name="Основной_20_шрифт_20_абзаца"><text:span text:style-name="T19"><text:tab/><text:tab/><text:tab/><text:tab/><text:tab/>END Main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Segments and Groups: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16"/>N a m e <text:s text:c="8"/><text:tab/>Length<text:tab/> Align<text:tab/>Combine Class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ASTACK . . . . . . . . . . . . . <text:s/><text:tab/>0040<text:tab/>PARA<text:tab/>STACK<text:tab/></text:span></text:span></text:p>
      <text:p text:style-name="P28"><text:span text:style-name="Основной_20_шрифт_20_абзаца"><text:span text:style-name="T19">CODE . . . . . . . . . . . . . . <text:s/><text:tab/>00CB<text:tab/>PARA<text:tab/>NONE<text:tab/></text:span></text:span></text:p>
      <text:p text:style-name="P28"><text:span text:style-name="Основной_20_шрифт_20_абзаца"><text:span text:style-name="T19">DATA . . . . . . . . . . . . . . <text:s/><text:tab/>000E<text:tab/>PARA<text:tab/>NONE<text:tab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Symbols: <text:s text:c="11"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16"/>N a m e <text:s text:c="8"/><text:tab/>Type<text:tab/> Value<text:tab/> Attr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A <text:s/>. . . . . . . . . . . . . . . <text:s/><text:tab/>L WORD<text:tab/>0000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B <text:s/>. . . . . . . . . . . . . . . <text:s/><text:tab/>L WORD<text:tab/>0002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F1_1 . . . . . . . . . . . . . . <text:s/><text:tab/>L NEAR<text:tab/>0005<text:tab/>CODE</text:span></text:span></text:p>
      <text:p text:style-name="P28"><text:span text:style-name="Основной_20_шрифт_20_абзаца"><text:span text:style-name="T19">F1_2 . . . . . . . . . . . . . . <text:s/><text:tab/>L NEAR<text:tab/>0022<text:tab/>CODE</text:span></text:span></text:p>
      <text:p text:style-name="P28"><text:span text:style-name="Основной_20_шрифт_20_абзаца"><text:span text:style-name="T19">F2_1 . . . . . . . . . . . . . . <text:s/><text:tab/>L NEAR<text:tab/>0031<text:tab/>CODE</text:span></text:span></text:p>
      <text:p text:style-name="P28"><text:span text:style-name="Основной_20_шрифт_20_абзаца"><text:span text:style-name="T19">F2_2 . . . . . . . . . . . . . . <text:s/><text:tab/>L NEAR<text:tab/>0050<text:tab/>CODE</text:span></text:span></text:p>
      <text:p text:style-name="P28"><text:span text:style-name="Основной_20_шрифт_20_абзаца"><text:span text:style-name="T19">F3 . . . . . . . . . . . . . . . <text:s/><text:tab/>L NEAR<text:tab/>0061<text:tab/>CODE</text:span></text:span></text:p>
      <text:p text:style-name="P28"><text:span text:style-name="Основной_20_шрифт_20_абзаца"><text:span text:style-name="T19">F3_1 . . . . . . . . . . . . . . <text:s/><text:tab/>L NEAR<text:tab/>0076<text:tab/>CODE</text:span></text:span></text:p>
      <text:p text:style-name="P28"><text:span text:style-name="Основной_20_шрифт_20_абзаца"><text:span text:style-name="T19">F3_4 . . . . . . . . . . . . . . <text:s/><text:tab/>L NEAR<text:tab/>00BE<text:tab/>CODE</text:span></text:span></text:p>
      <text:p text:style-name="P28"><text:span text:style-name="Основной_20_шрифт_20_абзаца"><text:span text:style-name="T19">F3_CMP_4 . . . . . . . . . . . . <text:s/><text:tab/>L NEAR<text:tab/>0095<text:tab/>CODE</text:span></text:span></text:p>
      <text:p text:style-name="P28"><text:span text:style-name="Основной_20_шрифт_20_абзаца"><text:span text:style-name="T19">F3_RES . . . . . . . . . . . . . <text:s/><text:tab/>L NEAR<text:tab/>009D<text:tab/>CODE</text:span></text:span></text:p>
      <text:p text:style-name="P28"><text:span text:style-name="Основной_20_шрифт_20_абзаца"><text:span text:style-name="T19">F_ABS <text:s/>. . . . . . . . . . . . . <text:s/><text:tab/>L NEAR<text:tab/>0090<text:tab/>CODE</text:span></text:span></text:p>
      <text:p text:style-name="P28"><text:span text:style-name="Основной_20_шрифт_20_абзаца"><text:span text:style-name="T19">F_ABS_1 <text:s/>. . . . . . . . . . . . <text:s/><text:tab/>L NEAR<text:tab/>00A3<text:tab/>CODE</text:span></text:span></text:p>
      <text:p text:style-name="P28"><text:soft-page-break/><text:span text:style-name="Основной_20_шрифт_20_абзаца"><text:span text:style-name="T19">F_ABS_2 <text:s/>. . . . . . . . . . . . <text:s/><text:tab/>L NEAR<text:tab/>00B6<text:tab/>CODE</text:span></text:span></text:p>
      <text:p text:style-name="P28"><text:span text:style-name="Основной_20_шрифт_20_абзаца"><text:span text:style-name="T19">F_END <text:s/>. . . . . . . . . . . . . <text:s/><text:tab/>L NEAR<text:tab/>00C7<text:tab/>CODE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I <text:s/>. . . . . . . . . . . . . . . <text:s/><text:tab/>L WORD<text:tab/>0004<text:tab/>DATA</text:span></text:span></text:p>
      <text:p text:style-name="P28"><text:span text:style-name="Основной_20_шрифт_20_абзаца"><text:span text:style-name="T19">I1 . . . . . . . . . . . . . . . <text:s/><text:tab/>L WORD<text:tab/>0008<text:tab/>DATA</text:span></text:span></text:p>
      <text:p text:style-name="P28"><text:span text:style-name="Основной_20_шрифт_20_абзаца"><text:span text:style-name="T19">I2 . . . . . . . . . . . . . . . <text:s/><text:tab/>L WORD<text:tab/>000A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K <text:s/>. . . . . . . . . . . . . . . <text:s/><text:tab/>L WORD<text:tab/>0006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MAIN . . . . . . . . . . . . . . <text:s/><text:tab/>F PROC<text:tab/>0000<text:tab/>CODE<text:tab/>Length = 00CB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RES <text:s/>. . . . . . . . . . . . . . <text:s/><text:tab/>L WORD<text:tab/>000C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@CPU . . . . . . . . . . . . . . <text:s/><text:tab/>TEXT <text:s/>0101h<text:tab/><text:tab/></text:span></text:span></text:p>
      <text:p text:style-name="P28"><text:span text:style-name="Основной_20_шрифт_20_абзаца"><text:span text:style-name="T19">@FILENAME <text:s/>. . . . . . . . . . . <text:s/><text:tab/>TEXT <text:s/>lab3<text:tab/><text:tab/></text:span></text:span></text:p>
      <text:p text:style-name="P28"><text:span text:style-name="Основной_20_шрифт_20_абзаца"><text:span text:style-name="T19">@VERSION . . . . . . . . . . . . <text:s/><text:tab/>TEXT <text:s/>510<text:tab/><text:tab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4"/>134 Source <text:s/>Lines</text:span></text:span></text:p>
      <text:p text:style-name="P28"><text:span text:style-name="Основной_20_шрифт_20_абзаца"><text:span text:style-name="T19"><text:s text:c="4"/>134 Total <text:s text:c="2"/>Lines</text:span></text:span></text:p>
      <text:p text:style-name="P28"><text:span text:style-name="Основной_20_шрифт_20_абзаца"><text:span text:style-name="T19"><text:s text:c="5"/>29 Symbols</text:span></text:span></text:p>
      <text:p text:style-name="P28"><text:span text:style-name="Основной_20_шрифт_20_абзаца"><text:span text:style-name="T19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6"/>0 Warning Errors</text:span></text:span></text:p>
      <text:p text:style-name="P28"><text:span text:style-name="Основной_20_шрифт_20_абзаца"><text:span text:style-name="T19"><text:s text:c="6"/>0 Severe <text:s/>Errors <text:s text:c="15"/></text:span></text:span></text:p>
      <text:p text:style-name="P28"><text:span text:style-name="Основной_20_шрифт_20_абзаца"><text:span text:style-name="T19"><text:s/>0000<text:tab/><text:tab/><text:tab/><text:tab/>AStack SEGMENT STACK</text:span></text:span></text:p>
      <text:p text:style-name="P28"><text:span text:style-name="Основной_20_шрифт_20_абзаца"><text:span text:style-name="T19"><text:s/>0000 <text:s/>0020[<text:tab/><text:tab/><text:tab/> <text:s text:c="7"/>DW 32 DUP(?)</text:span></text:span></text:p>
      <text:p text:style-name="P28"><text:span text:style-name="Основной_20_шрифт_20_абзаца"><text:span text:style-name="T19"><text:tab/> <text:s text:c="2"/>????<text:tab/><text:tab/><text:tab/></text:span></text:span></text:p>
      <text:p text:style-name="P28"><text:span text:style-name="Основной_20_шрифт_20_абзаца"><text:span text:style-name="T19"><text:tab/><text:tab/><text:tab/> ]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40<text:tab/><text:tab/><text:tab/><text:tab/>AStack END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0<text:tab/><text:tab/><text:tab/><text:tab/>DATA SEGMENT</text:span></text:span></text:p>
      <text:p text:style-name="P28"><text:soft-page-break/><text:span text:style-name="Основной_20_шрифт_20_абзаца"><text:span text:style-name="T19"><text:s/>0000 <text:s/>0001<text:tab/><text:tab/><text:tab/>a<text:tab/>DW<text:tab/>1</text:span></text:span></text:p>
      <text:p text:style-name="P28"><text:span text:style-name="Основной_20_шрифт_20_абзаца"><text:span text:style-name="T19"><text:s/>0002 <text:s/>0002<text:tab/><text:tab/><text:tab/>b<text:tab/>DW<text:tab/>2</text:span></text:span></text:p>
      <text:p text:style-name="P28"><text:span text:style-name="Основной_20_шрифт_20_абзаца"><text:span text:style-name="T19"><text:s/>0004 <text:s/>0003<text:tab/><text:tab/><text:tab/>i<text:tab/>DW<text:tab/>3</text:span></text:span></text:p>
      <text:p text:style-name="P28"><text:span text:style-name="Основной_20_шрифт_20_абзаца"><text:span text:style-name="T19"><text:s/>0006 <text:s/>0004<text:tab/><text:tab/><text:tab/>k<text:tab/>DW<text:tab/>4</text:span></text:span></text:p>
      <text:p text:style-name="P28"><text:span text:style-name="Основной_20_шрифт_20_абзаца"><text:span text:style-name="T19"><text:s/>0008 <text:s/>0000<text:tab/><text:tab/><text:tab/>i1<text:tab/>DW<text:tab/>?</text:span></text:span></text:p>
      <text:p text:style-name="P28"><text:span text:style-name="Основной_20_шрифт_20_абзаца"><text:span text:style-name="T19"><text:s/>000A <text:s/>0000<text:tab/><text:tab/><text:tab/>i2<text:tab/>DW<text:tab/>?</text:span></text:span></text:p>
      <text:p text:style-name="P28"><text:span text:style-name="Основной_20_шрифт_20_абзаца"><text:span text:style-name="T19"><text:s/>000C <text:s/>0000<text:tab/><text:tab/><text:tab/>res<text:tab/>DW<text:tab/>?</text:span></text:span></text:p>
      <text:p text:style-name="P28"><text:span text:style-name="Основной_20_шрифт_20_абзаца"><text:span text:style-name="T19"><text:s/>000E<text:tab/><text:tab/><text:tab/><text:tab/>DATA END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0<text:tab/><text:tab/><text:tab/><text:tab/>CODE SEGMENT</text:span></text:span></text:p>
      <text:p text:style-name="P28"><text:span text:style-name="Основной_20_шрифт_20_абзаца"><text:span text:style-name="T19"><text:tab/><text:tab/><text:tab/><text:tab/> <text:s text:c="7"/>ASSUME CS:CODE, DS:DATA, SS:AStack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0<text:tab/><text:tab/><text:tab/><text:tab/>Main PROC FAR</text:span></text:span></text:p>
      <text:p text:style-name="P28"><text:span text:style-name="Основной_20_шрифт_20_абзаца"><text:span text:style-name="T19"><text:s/>0000 <text:s/>B8 ---- R<text:tab/><text:tab/> <text:s text:c="7"/>mov ax, DATA</text:span></text:span></text:p>
      <text:p text:style-name="P28"><text:span text:style-name="Основной_20_шрифт_20_абзаца"><text:span text:style-name="T19"><text:s/>0003 <text:s/>8E D8<text:tab/><text:tab/><text:tab/> <text:s text:c="7"/>mov ds, ax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05<text:tab/><text:tab/><text:tab/><text:tab/>f1_1:</text:span></text:span></text:p>
      <text:p text:style-name="P28"><text:span text:style-name="Основной_20_шрифт_20_абзаца"><text:span text:style-name="T19"><text:s/>0005 <text:s/>A1 0000 R<text:tab/><text:tab/><text:tab/>mov ax, a</text:span></text:span></text:p>
      <text:p text:style-name="P28"><text:span text:style-name="Основной_20_шрифт_20_абзаца"><text:span text:style-name="T19"><text:s/>0008 <text:s/>3B 06 0002 R<text:tab/><text:tab/><text:tab/>cmp ax, b</text:span></text:span></text:p>
      <text:p text:style-name="P28"><text:span text:style-name="Основной_20_шрифт_20_абзаца"><text:span text:style-name="T19"><text:s/>000C <text:s/>7F 14<text:tab/><text:tab/><text:tab/><text:tab/>jg f1_2<text:tab/><text:tab/>;if a&gt;b</text:span></text:span></text:p>
      <text:p text:style-name="P28"><text:span text:style-name="Основной_20_шрифт_20_абзаца"><text:span text:style-name="T19"><text:tab/><text:tab/><text:tab/><text:tab/><text:tab/><text:tab/><text:tab/>;a&lt;=b</text:span></text:span></text:p>
      <text:p text:style-name="P28"><text:span text:style-name="Основной_20_шрифт_20_абзаца"><text:span text:style-name="T19"><text:s/>000E <text:s/>A1 0004 R<text:tab/><text:tab/><text:tab/>mov ax, i <text:s text:c="7"/></text:span></text:span></text:p>
      <text:p text:style-name="P28"><text:span text:style-name="Основной_20_шрифт_20_абзаца"><text:span text:style-name="T19"><text:s/>0011 <text:s/>D1 E0<text:tab/><text:tab/><text:tab/><text:tab/>shl ax, 1<text:tab/>;ax = 2*i</text:span></text:span></text:p>
      <text:p text:style-name="P28"><text:span text:style-name="Основной_20_шрифт_20_абзаца"><text:span text:style-name="T19"><text:s/>0013 <text:s/>8B D8<text:tab/><text:tab/><text:tab/><text:tab/>mov bx, ax<text:tab/>;bx = 2*i</text:span></text:span></text:p>
      <text:p text:style-name="P28"><text:span text:style-name="Основной_20_шрифт_20_абзаца"><text:span text:style-name="T19"><text:s/>0015 <text:s/>D1 E0<text:tab/><text:tab/><text:tab/><text:tab/>shl ax, 1<text:tab/>;ax = 4*i</text:span></text:span></text:p>
      <text:p text:style-name="P28"><text:span text:style-name="Основной_20_шрифт_20_абзаца"><text:span text:style-name="T19"><text:s/>0017 <text:s/>03 C3<text:tab/><text:tab/><text:tab/><text:tab/>add ax, bx<text:tab/>;ax = 6*i</text:span></text:span></text:p>
      <text:p text:style-name="P28"><text:span text:style-name="Основной_20_шрифт_20_абзаца"><text:span text:style-name="T19"><text:s/>0019 <text:s/>2D 000A<text:tab/><text:tab/><text:tab/><text:tab/>sub ax, 10<text:tab/>;ax = 6*i - 10</text:span></text:span></text:p>
      <text:p text:style-name="P28"><text:span text:style-name="Основной_20_шрифт_20_абзаца"><text:span text:style-name="T19"><text:s/>001C <text:s/>A3 0008 R<text:tab/><text:tab/><text:tab/>mov i1, ax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1F <text:s/>EB 10 90<text:tab/><text:tab/><text:tab/><text:tab/>jmp f2_1</text:span></text:span></text:p>
      <text:p text:style-name="P28"><text:span text:style-name="Основной_20_шрифт_20_абзаца"><text:span text:style-name="T19"><text:s/>0022<text:tab/><text:tab/><text:tab/><text:tab/>f1_2:</text:span></text:span></text:p>
      <text:p text:style-name="P28"><text:span text:style-name="Основной_20_шрифт_20_абзаца"><text:span text:style-name="T19"><text:s/>0022 <text:s/>A1 0004 R<text:tab/><text:tab/><text:tab/>mov ax, i</text:span></text:span></text:p>
      <text:p text:style-name="P28"><text:span text:style-name="Основной_20_шрифт_20_абзаца"><text:span text:style-name="T19"><text:s/>0025 <text:s/>D1 E0<text:tab/><text:tab/><text:tab/><text:tab/>shl ax, 1 <text:s text:c="6"/>;ax = 2*i</text:span></text:span></text:p>
      <text:p text:style-name="P28"><text:span text:style-name="Основной_20_шрифт_20_абзаца"><text:span text:style-name="T19"><text:s/>0027 <text:s/>D1 E0<text:tab/><text:tab/><text:tab/><text:tab/>shl ax, 1 <text:s text:c="6"/>;ax = 4*i</text:span></text:span></text:p>
      <text:p text:style-name="P28"><text:soft-page-break/><text:span text:style-name="Основной_20_шрифт_20_абзаца"><text:span text:style-name="T19"><text:s/>0029 <text:s/>05 0003<text:tab/><text:tab/><text:tab/><text:tab/>add ax, 3 <text:s text:c="6"/>;ax = 4*i+3</text:span></text:span></text:p>
      <text:p text:style-name="P28"><text:span text:style-name="Основной_20_шрифт_20_абзаца"><text:span text:style-name="T19"><text:s/>002C <text:s/>F7 D8<text:tab/><text:tab/><text:tab/><text:tab/>neg ax<text:tab/> <text:s text:c="7"/>;ax = -ax</text:span></text:span></text:p>
      <text:p text:style-name="P28"><text:span text:style-name="Основной_20_шрифт_20_абзаца"><text:span text:style-name="T19"><text:s/>002E <text:s/>A3 0008 R<text:tab/><text:tab/><text:tab/>mov i1, ax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31<text:tab/><text:tab/><text:tab/><text:tab/>f2_1:</text:span></text:span></text:p>
      <text:p text:style-name="P28"><text:span text:style-name="Основной_20_шрифт_20_абзаца"><text:span text:style-name="T19"><text:s/>0031 <text:s/>A1 0000 R<text:tab/><text:tab/><text:tab/>mov ax, a</text:span></text:span></text:p>
      <text:p text:style-name="P28"><text:span text:style-name="Основной_20_шрифт_20_абзаца"><text:span text:style-name="T19"><text:s/>0034 <text:s/>3B 06 0002 R<text:tab/><text:tab/><text:tab/>cmp ax, b</text:span></text:span></text:p>
      <text:p text:style-name="P28"><text:span text:style-name="Основной_20_шрифт_20_абзаца"><text:span text:style-name="T19"><text:s/>0038 <text:s/>7F 16<text:tab/><text:tab/><text:tab/><text:tab/>jg f2_2<text:tab/><text:tab/>;if a&gt;b</text:span></text:span></text:p>
      <text:p text:style-name="P28"><text:span text:style-name="Основной_20_шрифт_20_абзаца"><text:span text:style-name="T19"><text:tab/><text:tab/><text:tab/><text:tab/><text:tab/><text:tab/><text:tab/>;a&lt;=b</text:span></text:span></text:p>
      <text:p text:style-name="P28"><text:span text:style-name="Основной_20_шрифт_20_абзаца"><text:span text:style-name="T19"><text:s/>003A <text:s/>A1 0004 R<text:tab/><text:tab/><text:tab/>mov ax, i <text:s text:c="7"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/>003D <text:s/>D1 E0<text:tab/><text:tab/><text:tab/><text:tab/>shl ax, 1<text:tab/>;ax = 2*i</text:span></text:span></text:p>
      <text:p text:style-name="P28"><text:span text:style-name="Основной_20_шрифт_20_абзаца"><text:span text:style-name="T19"><text:s/>003F <text:s/>8B D8<text:tab/><text:tab/><text:tab/><text:tab/>mov bx, ax<text:tab/>;bx = 2*i</text:span></text:span></text:p>
      <text:p text:style-name="P28"><text:span text:style-name="Основной_20_шрифт_20_абзаца"><text:span text:style-name="T19"><text:s/>0041 <text:s/>D1 E0<text:tab/><text:tab/><text:tab/><text:tab/>shl ax, 1<text:tab/>;ax = 4*i</text:span></text:span></text:p>
      <text:p text:style-name="P28"><text:span text:style-name="Основной_20_шрифт_20_абзаца"><text:span text:style-name="T19"><text:s/>0043 <text:s/>03 C3<text:tab/><text:tab/><text:tab/><text:tab/>add ax, bx<text:tab/>;ax = 6*i</text:span></text:span></text:p>
      <text:p text:style-name="P28"><text:span text:style-name="Основной_20_шрифт_20_абзаца"><text:span text:style-name="T19"><text:s/>0045 <text:s/>F7 D8<text:tab/><text:tab/><text:tab/><text:tab/>neg ax<text:tab/><text:tab/>;ax = -ax</text:span></text:span></text:p>
      <text:p text:style-name="P28"><text:span text:style-name="Основной_20_шрифт_20_абзаца"><text:span text:style-name="T19"><text:s/>0047 <text:s/>05 0004<text:tab/><text:tab/><text:tab/> <text:s text:c="7"/>add ax, 4 <text:s text:c="6"/>;ax = -6*i+4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4A <text:s/>A3 000A R<text:tab/><text:tab/><text:tab/>mov i2, ax</text:span></text:span></text:p>
      <text:p text:style-name="P28"><text:span text:style-name="Основной_20_шрифт_20_абзаца"><text:span text:style-name="T19"><text:s/>004D <text:s/>EB 12 90<text:tab/><text:tab/><text:tab/><text:tab/>jmp f3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50<text:tab/><text:tab/><text:tab/><text:tab/>f2_2:</text:span></text:span></text:p>
      <text:p text:style-name="P28"><text:span text:style-name="Основной_20_шрифт_20_абзаца"><text:span text:style-name="T19"><text:s/>0050 <text:s/>A1 0004 R<text:tab/><text:tab/><text:tab/>mov ax, i</text:span></text:span></text:p>
      <text:p text:style-name="P28"><text:span text:style-name="Основной_20_шрифт_20_абзаца"><text:span text:style-name="T19"><text:s/>0053 <text:s/>D1 E0<text:tab/><text:tab/><text:tab/><text:tab/>shl ax, 1<text:tab/>;ax = 2*i</text:span></text:span></text:p>
      <text:p text:style-name="P28"><text:span text:style-name="Основной_20_шрифт_20_абзаца"><text:span text:style-name="T19"><text:s/>0055 <text:s/>03 06 0004 R<text:tab/><text:tab/> <text:s text:c="3"/><text:tab/>add ax, i<text:tab/>;ax = 3*i</text:span></text:span></text:p>
      <text:p text:style-name="P28"><text:span text:style-name="Основной_20_шрифт_20_абзаца"><text:span text:style-name="T19"><text:s/>0059 <text:s/>8B D8<text:tab/><text:tab/><text:tab/><text:tab/>mov bx, ax<text:tab/>;bx = 3*i</text:span></text:span></text:p>
      <text:p text:style-name="P28"><text:span text:style-name="Основной_20_шрифт_20_абзаца"><text:span text:style-name="T19"><text:s/>005B <text:s/>05 0006<text:tab/><text:tab/><text:tab/> <text:s text:c="2"/><text:tab/>add ax, 6<text:tab/>;ax = 3*i + 6</text:span></text:span></text:p>
      <text:p text:style-name="P28"><text:span text:style-name="Основной_20_шрифт_20_абзаца"><text:span text:style-name="T19"><text:s/>005E <text:s/>A3 0008 R<text:tab/><text:tab/> <text:s text:c="2"/><text:tab/>mov i1, ax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61<text:tab/><text:tab/><text:tab/><text:tab/>f3:</text:span></text:span></text:p>
      <text:p text:style-name="P28"><text:span text:style-name="Основной_20_шрифт_20_абзаца"><text:span text:style-name="T19"><text:s/>0061 <text:s/>A1 0006 R<text:tab/><text:tab/><text:tab/>mov ax, k</text:span></text:span></text:p>
      <text:p text:style-name="P28"><text:span text:style-name="Основной_20_шрифт_20_абзаца"><text:span text:style-name="T19"><text:s/>0064 <text:s/>83 3E 0006 R 00<text:tab/><text:tab/><text:tab/>cmp k, 0</text:span></text:span></text:p>
      <text:p text:style-name="P28"><text:soft-page-break/><text:span text:style-name="Основной_20_шрифт_20_абзаца"><text:span text:style-name="T19"><text:s/>0069 <text:s/>7C 0B<text:tab/><text:tab/><text:tab/><text:tab/>jl f3_1<text:tab/><text:tab/>;if k &lt; 0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6B <text:s/>A1 000A R<text:tab/><text:tab/><text:tab/>mov ax, i2</text:span></text:span></text:p>
      <text:p text:style-name="P28"><text:span text:style-name="Основной_20_шрифт_20_абзаца"><text:span text:style-name="T19"><text:s/>006E <text:s/>3D 0000<text:tab/><text:tab/><text:tab/><text:tab/>cmp ax, 0<text:tab/>;if ax &lt; 0</text:span></text:span></text:p>
      <text:p text:style-name="P28"><text:span text:style-name="Основной_20_шрифт_20_абзаца"><text:span text:style-name="T19"><text:s/>0071 <text:s/>7C 1D<text:tab/><text:tab/><text:tab/><text:tab/>jl f_abs<text:tab/>;then |ax|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73 <text:s/>EB 20 90<text:tab/><text:tab/><text:tab/><text:tab/>jmp f3_cmp_4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76<text:tab/><text:tab/><text:tab/><text:tab/>f3_1:</text:span></text:span></text:p>
      <text:p text:style-name="P28"><text:span text:style-name="Основной_20_шрифт_20_абзаца"><text:span text:style-name="T19"><text:s/>0076 <text:s/>A1 0008 R<text:tab/><text:tab/><text:tab/>mov ax, i1<text:tab/>;ax = i1</text:span></text:span></text:p>
      <text:p text:style-name="P28"><text:span text:style-name="Основной_20_шрифт_20_абзаца"><text:span text:style-name="T19"><text:tab/><text:tab/><text:tab/><text:tab/> <text:s text:c="7"/></text:span></text:span></text:p>
      <text:p text:style-name="P28"><text:span text:style-name="Основной_20_шрифт_20_абзаца"><text:span text:style-name="T19"><text:tab/><text:tab/><text:tab/><text:tab/><text:tab/>;add ax, i2<text:tab/>;ax = i1 + i2</text:span></text:span></text:p>
      <text:p text:style-name="P28"><text:span text:style-name="Основной_20_шрифт_20_абзаца"><text:span text:style-name="T19"><text:s/>0079 <text:s/>3D 0000<text:tab/><text:tab/><text:tab/><text:tab/>cmp ax, 0<text:tab/>;if ax &lt; 0</text:span></text:span></text:p>
      <text:p text:style-name="P28"><text:span text:style-name="Основной_20_шрифт_20_абзаца"><text:span text:style-name="T19"><text:s/>007C <text:s/>7C 25<text:tab/><text:tab/><text:tab/> <text:s text:c="7"/>jl f_abs_1<text:tab/>;then ax = |ax|</text:span></text:span></text:p>
      <text:p text:style-name="P28"><text:span text:style-name="Основной_20_шрифт_20_абзаца"><text:span text:style-name="T19"><text:tab/><text:tab/><text:tab/><text:tab/> <text:s text:c="6"/></text:span></text:span></text:p>
      <text:p text:style-name="P28"><text:span text:style-name="Основной_20_шрифт_20_абзаца"><text:span text:style-name="T19"><text:s/>007E <text:s/>A3 000C R<text:tab/><text:tab/> <text:s text:c="7"/>mov res, ax</text:span></text:span></text:p>
      <text:p text:style-name="P28"><text:span text:style-name="Основной_20_шрифт_20_абзаца"><text:span text:style-name="T19"><text:s/>0081 <text:s/>A1 000A R<text:tab/><text:tab/> <text:s text:c="7"/>mov ax, i2</text:span></text:span></text:p>
      <text:p text:style-name="P28"><text:span text:style-name="Основной_20_шрифт_20_абзаца"><text:span text:style-name="T19"><text:s/>0084 <text:s/>3D 0000<text:tab/><text:tab/><text:tab/> <text:s text:c="6"/><text:tab/>cmp ax, 0<text:tab/>;if ax &lt; 0</text:span></text:span></text:p>
      <text:p text:style-name="P28"><text:span text:style-name="Основной_20_шрифт_20_абзаца"><text:span text:style-name="T19"><text:s/>0087 <text:s/>7C 2D<text:tab/><text:tab/><text:tab/> <text:s text:c="7"/>jl f_abs_2<text:tab/>;then ax = |ax|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89 <text:s/>01 06 000C R<text:tab/><text:tab/> <text:s text:c="7"/>add res, ax <text:s text:c="4"/>;res = |i1|+|i2|</text:span></text:span></text:p>
      <text:p text:style-name="P28"><text:span text:style-name="Основной_20_шрифт_20_абзаца"><text:span text:style-name="T19"><text:s/>008D <text:s/>EB 0E 90<text:tab/><text:tab/><text:tab/><text:tab/>jmp f3_res</text:span></text:span></text:p>
      <text:p text:style-name="P28"><text:span text:style-name="Основной_20_шрифт_20_абзаца"><text:span text:style-name="T19"><text:s/>0090<text:tab/><text:tab/><text:tab/><text:tab/>f_abs:</text:span></text:span></text:p>
      <text:p text:style-name="P28"><text:span text:style-name="Основной_20_шрифт_20_абзаца"><text:span text:style-name="T19"><text:s/>0090 <text:s/>F7 D8<text:tab/><text:tab/><text:tab/><text:tab/>neg ax<text:tab/><text:tab/>;ax = -ax</text:span></text:span></text:p>
      <text:p text:style-name="P28"><text:span text:style-name="Основной_20_шрифт_20_абзаца"><text:span text:style-name="T19"><text:s/>0092 <text:s/>EB 01 90<text:tab/><text:tab/><text:tab/><text:tab/>jmp f3_cmp_4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95<text:tab/><text:tab/><text:tab/><text:tab/>f3_cmp_4:</text:span></text:span></text:p>
      <text:p text:style-name="P28"><text:span text:style-name="Основной_20_шрифт_20_абзаца"><text:span text:style-name="T19"><text:s/>0095 <text:s/>3D 0006<text:tab/><text:tab/><text:tab/><text:tab/>cmp ax, 6<text:tab/>;if ax &lt; 6</text:span></text:span></text:p>
      <text:p text:style-name="P28"><text:span text:style-name="Основной_20_шрифт_20_абзаца"><text:span text:style-name="T19"><text:s/>0098 <text:s/>7C 24<text:tab/><text:tab/><text:tab/><text:tab/>jl f3_4<text:tab/><text:tab/>;res = 6</text:span></text:span></text:p>
      <text:p text:style-name="P28"><text:span text:style-name="Основной_20_шрифт_20_абзаца"><text:span text:style-name="T19"><text:s/>009A <text:s/>EB 01 90<text:tab/><text:tab/><text:tab/><text:tab/>jmp f3_re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9D<text:tab/><text:tab/><text:tab/><text:tab/>f3_res: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/>009D <text:s/>A3 000C R<text:tab/><text:tab/><text:tab/>mov res, ax<text:tab/>;else res = ax</text:span></text:span></text:p>
      <text:p text:style-name="P28"><text:soft-page-break/><text:span text:style-name="Основной_20_шрифт_20_абзаца"><text:span text:style-name="T19"><text:s/>00A0 <text:s/>EB 25 90<text:tab/><text:tab/><text:tab/><text:tab/>jmp f_end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A3<text:tab/><text:tab/><text:tab/><text:tab/>f_abs_1:</text:span></text:span></text:p>
      <text:p text:style-name="P28"><text:span text:style-name="Основной_20_шрифт_20_абзаца"><text:span text:style-name="T19"><text:s/>00A3 <text:s/>F7 D8<text:tab/><text:tab/><text:tab/><text:tab/>neg ax<text:tab/><text:tab/>;ax = |ax|</text:span></text:span></text:p>
      <text:p text:style-name="P28"><text:span text:style-name="Основной_20_шрифт_20_абзаца"><text:span text:style-name="T19"><text:s/>00A5 <text:s/>A3 000C R<text:tab/><text:tab/> <text:s text:c="7"/>mov res, ax</text:span></text:span></text:p>
      <text:p text:style-name="P28"><text:span text:style-name="Основной_20_шрифт_20_абзаца"><text:span text:style-name="T19"><text:s/>00A8 <text:s/>A1 000A R<text:tab/><text:tab/> <text:s text:c="7"/>mov ax, i2</text:span></text:span></text:p>
      <text:p text:style-name="P28"><text:span text:style-name="Основной_20_шрифт_20_абзаца"><text:span text:style-name="T19"><text:s/>00AB <text:s/>3D 0000<text:tab/><text:tab/><text:tab/> <text:s text:c="6"/><text:tab/>cmp ax, 0<text:tab/>;if ax &lt; 0</text:span></text:span></text:p>
      <text:p text:style-name="P28"><text:span text:style-name="Основной_20_шрифт_20_абзаца"><text:span text:style-name="T19"><text:s/>00AE <text:s/>7C 06<text:tab/><text:tab/><text:tab/> <text:s text:c="7"/>jl f_abs_2<text:tab/>;then ax = |ax|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B0 <text:s/>01 06 000C R<text:tab/><text:tab/> <text:s text:c="7"/>add res, ax <text:s text:c="4"/>;res = |i1|+|i2|</text:span></text:span></text:p>
      <text:p text:style-name="P28"><text:span text:style-name="Основной_20_шрифт_20_абзаца"><text:span text:style-name="T19"><text:s/>00B4 <text:s/>EB E7<text:tab/><text:tab/><text:tab/><text:tab/>jmp f3_re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B6<text:tab/><text:tab/><text:tab/><text:tab/>f_abs_2:</text:span></text:span></text:p>
      <text:p text:style-name="P28"><text:span text:style-name="Основной_20_шрифт_20_абзаца"><text:span text:style-name="T19"><text:s/>00B6 <text:s/>F7 D8<text:tab/><text:tab/><text:tab/> <text:s text:c="7"/>neg ax <text:s text:c="9"/>;ax = |ax|</text:span></text:span></text:p>
      <text:p text:style-name="P28"><text:span text:style-name="Основной_20_шрифт_20_абзаца"><text:span text:style-name="T19"><text:s/>00B8 <text:s/>01 06 000C R<text:tab/><text:tab/> <text:s text:c="7"/>add res, ax <text:s text:c="4"/>;res = |i1|+|i2|</text:span></text:span></text:p>
      <text:p text:style-name="P28"><text:span text:style-name="Основной_20_шрифт_20_абзаца"><text:span text:style-name="T19"><text:s/>00BC <text:s/>EB DF<text:tab/><text:tab/><text:tab/><text:tab/>jmp f3_res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BE<text:tab/><text:tab/><text:tab/><text:tab/>f3_4:</text:span></text:span></text:p>
      <text:p text:style-name="P28"><text:span text:style-name="Основной_20_шрифт_20_абзаца"><text:span text:style-name="T19"><text:s/>00BE <text:s/>C7 06 000C R 0006<text:tab/><text:tab/>mov res, 6<text:tab/>;res = 6</text:span></text:span></text:p>
      <text:p text:style-name="P28"><text:span text:style-name="Основной_20_шрифт_20_абзаца"><text:span text:style-name="T19"><text:s/>00C4 <text:s/>EB 01 90<text:tab/><text:tab/><text:tab/><text:tab/>jmp f_end<text:tab/></text:span></text:span></text:p>
      <text:p text:style-name="P28"><text:span text:style-name="Основной_20_шрифт_20_абзаца"><text:span text:style-name="T19"><text:tab/><text:tab/><text:tab/><text:tab/></text:span></text:span></text:p>
      <text:p text:style-name="P28"><text:span text:style-name="Основной_20_шрифт_20_абзаца"><text:span text:style-name="T19"><text:s/>00C7<text:tab/><text:tab/><text:tab/><text:tab/>f_end:</text:span></text:span></text:p>
      <text:p text:style-name="P28"><text:span text:style-name="Основной_20_шрифт_20_абзаца"><text:span text:style-name="T19"><text:s/>00C7 <text:s/>B4 4C<text:tab/><text:tab/><text:tab/><text:tab/>mov ah, 4ch</text:span></text:span></text:p>
      <text:p text:style-name="P28"><text:span text:style-name="Основной_20_шрифт_20_абзаца"><text:span text:style-name="T19"><text:s/>00C9 <text:s/>CD 21<text:tab/><text:tab/><text:tab/><text:tab/>int 21h</text:span></text:span></text:p>
      <text:p text:style-name="P28"><text:span text:style-name="Основной_20_шрифт_20_абзаца"><text:span text:style-name="T19"><text:tab/><text:tab/><text:tab/><text:tab/><text:tab/></text:span></text:span></text:p>
      <text:p text:style-name="P28"><text:span text:style-name="Основной_20_шрифт_20_абзаца"><text:span text:style-name="T19"><text:s/>00CB<text:tab/><text:tab/><text:tab/><text:tab/>Main<text:tab/>ENDP</text:span></text:span></text:p>
      <text:p text:style-name="P28"><text:span text:style-name="Основной_20_шрифт_20_абзаца"><text:span text:style-name="T19"><text:s/>00CB<text:tab/><text:tab/><text:tab/><text:tab/>CODE<text:tab/>ENDS</text:span></text:span></text:p>
      <text:p text:style-name="P28"><text:span text:style-name="Основной_20_шрифт_20_абзаца"><text:span text:style-name="T19"><text:tab/><text:tab/><text:tab/><text:tab/><text:tab/>END Main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Segments and Groups: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16"/>N a m e <text:s text:c="8"/><text:tab/>Length<text:tab/> Align<text:tab/>Combine Class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ASTACK . . . . . . . . . . . . . <text:s/><text:tab/>0040<text:tab/>PARA<text:tab/>STACK<text:tab/></text:span></text:span></text:p>
      <text:p text:style-name="P28"><text:soft-page-break/><text:span text:style-name="Основной_20_шрифт_20_абзаца"><text:span text:style-name="T19">CODE . . . . . . . . . . . . . . <text:s/><text:tab/>00CB<text:tab/>PARA<text:tab/>NONE<text:tab/></text:span></text:span></text:p>
      <text:p text:style-name="P28"><text:span text:style-name="Основной_20_шрифт_20_абзаца"><text:span text:style-name="T19">DATA . . . . . . . . . . . . . . <text:s/><text:tab/>000E<text:tab/>PARA<text:tab/>NONE<text:tab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Symbols: <text:s text:c="11"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16"/>N a m e <text:s text:c="8"/><text:tab/>Type<text:tab/> Value<text:tab/> Attr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A <text:s/>. . . . . . . . . . . . . . . <text:s/><text:tab/>L WORD<text:tab/>0000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B <text:s/>. . . . . . . . . . . . . . . <text:s/><text:tab/>L WORD<text:tab/>0002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F1_1 . . . . . . . . . . . . . . <text:s/><text:tab/>L NEAR<text:tab/>0005<text:tab/>CODE</text:span></text:span></text:p>
      <text:p text:style-name="P28"><text:span text:style-name="Основной_20_шрифт_20_абзаца"><text:span text:style-name="T19">F1_2 . . . . . . . . . . . . . . <text:s/><text:tab/>L NEAR<text:tab/>0022<text:tab/>CODE</text:span></text:span></text:p>
      <text:p text:style-name="P28"><text:span text:style-name="Основной_20_шрифт_20_абзаца"><text:span text:style-name="T19">F2_1 . . . . . . . . . . . . . . <text:s/><text:tab/>L NEAR<text:tab/>0031<text:tab/>CODE</text:span></text:span></text:p>
      <text:p text:style-name="P28"><text:span text:style-name="Основной_20_шрифт_20_абзаца"><text:span text:style-name="T19">F2_2 . . . . . . . . . . . . . . <text:s/><text:tab/>L NEAR<text:tab/>0050<text:tab/>CODE</text:span></text:span></text:p>
      <text:p text:style-name="P28"><text:span text:style-name="Основной_20_шрифт_20_абзаца"><text:span text:style-name="T19">F3 . . . . . . . . . . . . . . . <text:s/><text:tab/>L NEAR<text:tab/>0061<text:tab/>CODE</text:span></text:span></text:p>
      <text:p text:style-name="P28"><text:span text:style-name="Основной_20_шрифт_20_абзаца"><text:span text:style-name="T19">F3_1 . . . . . . . . . . . . . . <text:s/><text:tab/>L NEAR<text:tab/>0076<text:tab/>CODE</text:span></text:span></text:p>
      <text:p text:style-name="P28"><text:span text:style-name="Основной_20_шрифт_20_абзаца"><text:span text:style-name="T19">F3_4 . . . . . . . . . . . . . . <text:s/><text:tab/>L NEAR<text:tab/>00BE<text:tab/>CODE</text:span></text:span></text:p>
      <text:p text:style-name="P28"><text:span text:style-name="Основной_20_шрифт_20_абзаца"><text:span text:style-name="T19">F3_CMP_4 . . . . . . . . . . . . <text:s/><text:tab/>L NEAR<text:tab/>0095<text:tab/>CODE</text:span></text:span></text:p>
      <text:p text:style-name="P28"><text:span text:style-name="Основной_20_шрифт_20_абзаца"><text:span text:style-name="T19">F3_RES . . . . . . . . . . . . . <text:s/><text:tab/>L NEAR<text:tab/>009D<text:tab/>CODE</text:span></text:span></text:p>
      <text:p text:style-name="P28"><text:span text:style-name="Основной_20_шрифт_20_абзаца"><text:span text:style-name="T19">F_ABS <text:s/>. . . . . . . . . . . . . <text:s/><text:tab/>L NEAR<text:tab/>0090<text:tab/>CODE</text:span></text:span></text:p>
      <text:p text:style-name="P28"><text:span text:style-name="Основной_20_шрифт_20_абзаца"><text:span text:style-name="T19">F_ABS_1 <text:s/>. . . . . . . . . . . . <text:s/><text:tab/>L NEAR<text:tab/>00A3<text:tab/>CODE</text:span></text:span></text:p>
      <text:p text:style-name="P28"><text:span text:style-name="Основной_20_шрифт_20_абзаца"><text:span text:style-name="T19">F_ABS_2 <text:s/>. . . . . . . . . . . . <text:s/><text:tab/>L NEAR<text:tab/>00B6<text:tab/>CODE</text:span></text:span></text:p>
      <text:p text:style-name="P28"><text:span text:style-name="Основной_20_шрифт_20_абзаца"><text:span text:style-name="T19">F_END <text:s/>. . . . . . . . . . . . . <text:s/><text:tab/>L NEAR<text:tab/>00C7<text:tab/>CODE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I <text:s/>. . . . . . . . . . . . . . . <text:s/><text:tab/>L WORD<text:tab/>0004<text:tab/>DATA</text:span></text:span></text:p>
      <text:p text:style-name="P28"><text:span text:style-name="Основной_20_шрифт_20_абзаца"><text:span text:style-name="T19">I1 . . . . . . . . . . . . . . . <text:s/><text:tab/>L WORD<text:tab/>0008<text:tab/>DATA</text:span></text:span></text:p>
      <text:p text:style-name="P28"><text:span text:style-name="Основной_20_шрифт_20_абзаца"><text:span text:style-name="T19">I2 . . . . . . . . . . . . . . . <text:s/><text:tab/>L WORD<text:tab/>000A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K <text:s/>. . . . . . . . . . . . . . . <text:s/><text:tab/>L WORD<text:tab/>0006<text:tab/>DATA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MAIN . . . . . . . . . . . . . . <text:s/><text:tab/>F PROC<text:tab/>0000<text:tab/>CODE<text:tab/>Length = 00CB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RES <text:s/>. . . . . . . . . . . . . . <text:s/><text:tab/>L WORD<text:tab/>000C<text:tab/>DATA</text:span></text:span></text:p>
      <text:p text:style-name="P28"><text:soft-page-break/><text:span text:style-name="Основной_20_шрифт_20_абзаца"><text:span text:style-name="T22"/></text:span></text:p>
      <text:p text:style-name="P28"><text:span text:style-name="Основной_20_шрифт_20_абзаца"><text:span text:style-name="T19">@CPU . . . . . . . . . . . . . . <text:s/><text:tab/>TEXT <text:s/>0101h<text:tab/><text:tab/></text:span></text:span></text:p>
      <text:p text:style-name="P28"><text:span text:style-name="Основной_20_шрифт_20_абзаца"><text:span text:style-name="T19">@FILENAME <text:s/>. . . . . . . . . . . <text:s/><text:tab/>TEXT <text:s/>lab3<text:tab/><text:tab/></text:span></text:span></text:p>
      <text:p text:style-name="P28"><text:span text:style-name="Основной_20_шрифт_20_абзаца"><text:span text:style-name="T19">@VERSION . . . . . . . . . . . . <text:s/><text:tab/>TEXT <text:s/>510<text:tab/><text:tab/>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4"/>134 Source <text:s/>Lines</text:span></text:span></text:p>
      <text:p text:style-name="P28"><text:span text:style-name="Основной_20_шрифт_20_абзаца"><text:span text:style-name="T19"><text:s text:c="4"/>134 Total <text:s text:c="2"/>Lines</text:span></text:span></text:p>
      <text:p text:style-name="P28"><text:span text:style-name="Основной_20_шрифт_20_абзаца"><text:span text:style-name="T19"><text:s text:c="5"/>29 Symbols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2"/>48056 + 459204 Bytes symbol space free</text:span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19"><text:s text:c="6"/>0 Warning Errors</text:span></text:span></text:p>
      <text:p text:style-name="P28"><text:span text:style-name="Основной_20_шрифт_20_абзаца"><text:span text:style-name="T19"><text:s text:c="6"/>0 Severe <text:s/>Error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1.503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6.872cm"/>
          <style:tab-stop style:position="-1.621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20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>ПРОЕКТ ЛЭТИ</dc:title>
    <dc:subject/>
    <meta:initial-creator>SAP</meta:initial-creator>
    <meta:creation-date>2020-10-13T01:04:00Z</meta:creation-date>
    <dc:date>2020-11-25T01:08:30.817000000</dc:date>
    <meta:print-date>2020-09-17T07:16:00Z</meta:print-date>
    <meta:editing-cycles>6</meta:editing-cycles>
    <meta:editing-duration>PT1H28M27S</meta:editing-duration>
    <meta:document-statistic meta:table-count="2" meta:image-count="0" meta:object-count="0" meta:page-count="20" meta:paragraph-count="532" meta:word-count="3361" meta:character-count="15255" meta:non-whitespace-character-count="9898"/>
    <meta:template xlink:type="simple" xlink:actuate="onRequest" xlink:title="" xlink:href="../../../../Загрузки/Rusinov_OEVM3.odt/Normal.dotm"/>
  </office:meta>
</office:document-meta>
</file>